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90%" fo:text-align="justify" fo:text-align-last="star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90%" fo:text-align="justify" fo:text-align-last="star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90%" fo:text-align="justify" fo:text-align-last="star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justify" fo:text-align-last="star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6">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974">
      <style:graphic-properties draw:fill="none" draw:stroke="solid" svg:stroke-width="0.00694in" svg:stroke-color="#4472c4" draw:marker-end="a973" svg:stroke-opacity="100%" draw:stroke-linejoin="miter" svg:stroke-linecap="butt"/>
    </style:style>
    <style:style style:family="graphic" style:name="a975">
      <style:graphic-properties draw:fill="none" draw:stroke="solid" svg:stroke-width="0.00694in" svg:stroke-color="#4472c4" svg:stroke-opacity="100%" draw:stroke-linejoin="miter" svg:stroke-linecap="butt"/>
    </style:style>
    <style:style style:family="graphic" style:name="a976">
      <style:graphic-properties draw:fill="none" draw:stroke="solid" svg:stroke-width="0.00694in" svg:stroke-color="#4472c4" svg:stroke-opacity="100%" draw:stroke-linejoin="miter" svg:stroke-linecap="butt"/>
    </style:style>
    <style:style style:family="graphic" style:name="a978">
      <style:graphic-properties draw:fill="none" draw:stroke="solid" svg:stroke-width="0.00694in" svg:stroke-color="#4472c4" draw:marker-end="a977" svg:stroke-opacity="100%" draw:stroke-linejoin="miter" svg:stroke-linecap="butt"/>
    </style:style>
    <style:style style:family="graphic" style:name="a979">
      <style:graphic-properties draw:fill="none" draw:stroke="solid" svg:stroke-width="0.00694in" svg:stroke-color="#4472c4" svg:stroke-opacity="100%" draw:stroke-linejoin="miter" svg:stroke-linecap="butt"/>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draw:fill="none" draw:stroke="solid" svg:stroke-width="0.00694in" svg:stroke-color="#4472c4" draw:marker-end="a980" svg:stroke-opacity="100%" draw:stroke-linejoin="miter" svg:stroke-linecap="butt"/>
    </style:style>
    <style:style style:family="drawing-page" style:name="a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3">
      <style:graphic-properties draw:fill="none" draw:stroke="solid" svg:stroke-width="0.00694in" svg:stroke-color="#4472c4" draw:marker-end="a982" svg:stroke-opacity="100%" draw:stroke-linejoin="miter" svg:stroke-linecap="but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Corp)"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1" draw:style-name="a335" draw:master-page-name="Master1-Layout2-obj-Titlu-și-conținut" presentation:presentation-page-layout-name="Master1-PPL2" draw:id="Slide-276">
        <draw:frame draw:id="id63" presentation:style-name="a340" draw:name="Substituent conținut 2" svg:x="0.91667in" svg:y="1.99653in" svg:width="11.5in" svg:height="4.75868in" presentation:class="outline" presentation:placeholder="false">
          <draw:text-box>
            <text:list text:style-name="a339">
              <text:list-item>
                <text:p text:style-name="a338" text:class-names="" text:cond-style-name=""><text:span text:style-name="a336" text:class-names="">Statul</text:span><text:span text:style-name="a337" text:class-names=""/></text:p>
              </text:list-item>
            </text:list>
          </draw:text-box>
          <svg:title/>
          <svg:desc/>
        </draw:frame>
      </draw:page>
      <draw:page draw:name="Slide32" draw:style-name="a341" draw:master-page-name="Master1-Layout2-obj-Titlu-și-conținut" presentation:presentation-page-layout-name="Master1-PPL2" draw:id="Slide-287">
        <draw:frame draw:id="id64" presentation:style-name="a344" draw:name="Titlu 1" svg:x="0.91667in" svg:y="0.39931in" svg:width="11.5in" svg:height="1.44965in" presentation:class="title" presentation:placeholder="false">
          <draw:text-box>
            <text:p text:style-name="a343" text:class-names="" text:cond-style-name=""><text:span text:style-name="a342" text:class-names="">Ce este statul?</text:span></text:p>
          </draw:text-box>
          <svg:title/>
          <svg:desc/>
        </draw:frame>
        <draw:frame draw:id="id65" presentation:style-name="a362" draw:name="Substituent conținut 2" svg:x="0.91667in" svg:y="1.99653in" svg:width="11.5in" svg:height="4.75868in" presentation:class="outline" presentation:placeholder="false">
          <draw:text-box>
            <text:list text:style-name="a355">
              <text:list-item>
                <text:p text:style-name="a354" text:class-names="" text:cond-style-name=""><text:span text:style-name="a345" text:class-names="">Statul desemnează o<text:s text:c="1"/></text:span><text:span text:style-name="a346" text:class-names="">persoană juridică de drept public<text:s text:c="1"/></text:span><text:span text:style-name="a347" text:class-names="">care, în termeni legali, reprezintă<text:s text:c="1"/></text:span><text:span text:style-name="a348" text:class-names="">o colectivitate</text:span><text:span text:style-name="a349" text:class-names="">, un popor sau o națiune, în interiorul sau în afara unui<text:s text:c="1"/></text:span><text:span text:style-name="a350" text:class-names="">teritoriu</text:span><text:span text:style-name="a351" text:class-names=""><text:s text:c="1"/>dat asupra căruia exercită puterea supremă,<text:s text:c="1"/></text:span><text:span text:style-name="a352" text:class-names="">suveranitatea</text:span><text:span text:style-name="a353" text:class-names="">.</text:span></text:p>
              </text:list-item>
            </text:list>
            <text:list text:style-name="a358">
              <text:list-item>
                <text:p text:style-name="a357" text:class-names="" text:cond-style-name=""><text:span text:style-name="a356" text:class-names=""/></text:p>
              </text:list-item>
            </text:list>
            <text:list text:style-name="a361">
              <text:list-item>
                <text:p text:style-name="a360" text:class-names="" text:cond-style-name=""><text:span text:style-name="a359" text:class-names="">Statul nu este singura ci cea mai elaborată formă a vieții comune pe care a cunoscut-o în evoluția sa umanitatea. Prin extindere, termenul de stat se referă la toate instituțiile și serviciile care fac posibilă guvernarea și administrarea unei țări: ministere, direcții, prefecturi, administrații deconcentrate sau descentralizate.</text:span></text:p>
              </text:list-item>
            </text:list>
          </draw:text-box>
          <svg:title/>
          <svg:desc/>
        </draw:frame>
      </draw:page>
      <draw:page draw:name="Slide33" draw:style-name="a363" draw:master-page-name="Master1-Layout2-obj-Titlu-și-conținut" presentation:presentation-page-layout-name="Master1-PPL2" draw:id="Slide-288">
        <draw:frame draw:id="id66" presentation:style-name="a366" draw:name="Titlu 1" svg:x="0.91667in" svg:y="0.39931in" svg:width="11.5in" svg:height="1.44965in" presentation:class="title" presentation:placeholder="false">
          <draw:text-box>
            <text:p text:style-name="a365" text:class-names="" text:cond-style-name=""><text:span text:style-name="a364" text:class-names="">Suveranitatea – fasonarea conceptului</text:span></text:p>
          </draw:text-box>
          <svg:title/>
          <svg:desc/>
        </draw:frame>
        <draw:frame draw:id="id67" presentation:style-name="a393" draw:name="Substituent conținut 2" svg:x="0.91667in" svg:y="1.99653in" svg:width="11.5in" svg:height="5.10416in" presentation:class="outline" presentation:placeholder="false">
          <draw:text-box>
            <text:list text:style-name="a378">
              <text:list-item>
                <text:p text:style-name="a377" text:class-names="" text:cond-style-name=""><text:span text:style-name="a367" text:class-names="">Conceptul de suveranitate apare la Jean Bodin în<text:s text:c="1"/></text:span><text:span text:style-name="a368" text:class-names="">Cele șase cărți ale Republicii</text:span><text:span text:style-name="a369" text:class-names=""><text:s text:c="1"/></text:span><text:span text:style-name="a370" text:class-names="">-<text:s text:c="1"/></text:span><text:span text:style-name="a371" text:class-names="">Les Six Livres de la République<text:s text:c="1"/></text:span><text:span text:style-name="a372" text:class-names="">(1576). Lucrarea lui Bodin se dorea o reinterpretare a dreptului roman, dar introduce, de fapt, o viziune modernă a statului. De fapt, suveranitatea nu acoperă nicio noțiune de drept roman: nici<text:s text:c="1"/></text:span><text:span text:style-name="a373" text:class-names="">imperiumul</text:span><text:span text:style-name="a374" text:class-names="">, care desemnează o simplă "putere de comandă militară" , nici<text:s text:c="1"/></text:span><text:span text:style-name="a375" text:class-names="">summa potestas</text:span><text:span text:style-name="a376" text:class-names="">, care se referă la o "putere de viață și de moarte" nu pot sintetiza noul concept.<text:s text:c="1"/></text:span></text:p>
              </text:list-item>
            </text:list>
            <text:list text:style-name="a385">
              <text:list-item>
                <text:p text:style-name="a384" text:class-names="" text:cond-style-name=""><text:span text:style-name="a379" text:class-names="">Nou instrument teoretic,<text:s text:c="1"/></text:span><text:span text:style-name="a380" text:class-names="">suveranitatea<text:s text:c="1"/></text:span><text:span text:style-name="a381" text:class-names="">dă seama de</text:span><text:span text:style-name="a382" text:class-names=""><text:s text:c="1"/></text:span><text:span text:style-name="a383" text:class-names="">condițiile intelectuale și politice ale unei perioade date: Renașterea. Suveranitatea exprimă o reprezentare rațională a puterii de stat.<text:s text:c="1"/></text:span></text:p>
              </text:list-item>
            </text:list>
            <text:list text:style-name="a392">
              <text:list-item>
                <text:p text:style-name="a391" text:class-names="" text:cond-style-name=""><text:span text:style-name="a386" text:class-names="">La Bodin, suveranitatea servește ca pilon pentru analiza statului: „Suveranitatea este puterea</text:span><text:span text:style-name="a387" text:class-names=""><text:s text:c="1"/>absolută<text:s text:c="1"/></text:span><text:span text:style-name="a388" text:class-names="">și<text:s text:c="1"/></text:span><text:span text:style-name="a389" text:class-names="">perpetuă</text:span><text:span text:style-name="a390" text:class-names=""><text:s text:c="1"/>a unei Republici (...) adică cea mai mare putere de a comanda” . Absolută și perpetuă, suveranitatea este mai presus de toate, deoarece „nu este limitată nici ca forță nici în timp”.</text:span></text:p>
              </text:list-item>
            </text:list>
          </draw:text-box>
          <svg:title/>
          <svg:desc/>
        </draw:frame>
      </draw:page>
      <draw:page draw:name="Slide34" draw:style-name="a394" draw:master-page-name="Master1-Layout2-obj-Titlu-și-conținut" presentation:presentation-page-layout-name="Master1-PPL2" draw:id="Slide-289">
        <draw:frame draw:id="id68" presentation:style-name="a397" draw:name="Titlu 1" svg:x="0.91667in" svg:y="0.39931in" svg:width="11.5in" svg:height="1.44965in" presentation:class="title" presentation:placeholder="false">
          <draw:text-box>
            <text:p text:style-name="a396" text:class-names="" text:cond-style-name=""><text:span text:style-name="a395" text:class-names="">Cum se definește suveranitatea</text:span></text:p>
          </draw:text-box>
          <svg:title/>
          <svg:desc/>
        </draw:frame>
        <draw:frame draw:id="id69" presentation:style-name="a404" draw:name="Substituent conținut 2" svg:x="0.91667in" svg:y="1.64286in" svg:width="11.5in" svg:height="4.41667in" presentation:class="outline" presentation:placeholder="false">
          <draw:text-box>
            <text:list text:style-name="a400">
              <text:list-item>
                <text:p text:style-name="a399" text:class-names="" text:cond-style-name=""><text:span text:style-name="a398" text:class-names="">Definiția juridică agreată astăzi aparține lui Louis Le Fur (jurist francez, 1870-1943) și a fost enunțată la sfârșitul secolului al XIX-lea:<text:s text:c="1"/></text:span></text:p>
              </text:list-item>
            </text:list>
            <text:list text:style-name="a403">
              <text:list-item>
                <text:p text:style-name="a402" text:class-names="" text:cond-style-name=""><text:span text:style-name="a401" text:class-names="">„Suveranitatea este calitatea unui stat de nu fi constrâns decât de propria sa voință, în limitele principiului superiorității legii și în conformitate cu obiectivul colectiv pe care este chemat să-l atingă „</text:span></text:p>
              </text:list-item>
            </text:list>
          </draw:text-box>
          <svg:title/>
          <svg:desc/>
        </draw:frame>
      </draw:page>
      <draw:page draw:name="Slide35" draw:style-name="a405" draw:master-page-name="Master1-Layout2-obj-Titlu-și-conținut" presentation:presentation-page-layout-name="Master1-PPL2" draw:id="Slide-290">
        <draw:frame draw:id="id70" presentation:style-name="a408" draw:name="Titlu 1" svg:x="0.91666in" svg:y="0.01997in" svg:width="11.5in" svg:height="1.01229in" presentation:class="title" presentation:placeholder="false">
          <draw:text-box>
            <text:p text:style-name="a407" text:class-names="" text:cond-style-name=""><text:span text:style-name="a406" text:class-names="">Tipologia suveranității</text:span></text:p>
          </draw:text-box>
          <svg:title/>
          <svg:desc/>
        </draw:frame>
        <draw:frame draw:id="id71" presentation:style-name="a443" draw:name="Substituent conținut 2" svg:x="0.54839in" svg:y="1.03226in" svg:width="12.48387in" svg:height="5.72295in" presentation:class="outline" presentation:placeholder="false">
          <draw:text-box>
            <text:list text:style-name="a411">
              <text:list-item>
                <text:p text:style-name="a410" text:class-names="" text:cond-style-name=""><text:span text:style-name="a409" text:class-names="">Tipologii clasice</text:span></text:p>
              </text:list-item>
            </text:list>
            <text:list text:style-name="a414">
              <text:list-item>
                <text:p text:style-name="a413" text:class-names="" text:cond-style-name=""><text:span text:style-name="a412" text:class-names=""/></text:p>
              </text:list-item>
            </text:list>
            <text:list text:style-name="a417">
              <text:list-item>
                <text:p text:style-name="a416" text:class-names="" text:cond-style-name=""><text:span text:style-name="a415" text:class-names="">Suveranitatea de dreptul divin și suveranitatea regală</text:span></text:p>
              </text:list-item>
            </text:list>
            <text:list text:style-name="a420">
              <text:list-item>
                <text:p text:style-name="a419" text:class-names="" text:cond-style-name=""><text:span text:style-name="a418" text:class-names=""/></text:p>
              </text:list-item>
            </text:list>
            <text:list text:style-name="a423">
              <text:list-item>
                <text:p text:style-name="a422" text:class-names="" text:cond-style-name=""><text:span text:style-name="a421" text:class-names="">Suveranitatea de drept divin</text:span></text:p>
              </text:list-item>
            </text:list>
            <text:list text:style-name="a426">
              <text:list-item>
                <text:p text:style-name="a425" text:class-names="" text:cond-style-name=""><text:span text:style-name="a424" text:class-names="">În principiu este suveranitatea specifică regimurilor teocratice (theos-zeu și Kratos-putere) suveranitatea aparține reprezentantului lui Dumnezeu pe pământ.<text:s text:c="1"/></text:span></text:p>
              </text:list-item>
            </text:list>
            <text:list text:style-name="a429">
              <text:list-item>
                <text:p text:style-name="a428" text:class-names="" text:cond-style-name=""><text:span text:style-name="a427" text:class-names=""/></text:p>
              </text:list-item>
            </text:list>
            <text:list text:style-name="a432">
              <text:list-item>
                <text:p text:style-name="a431" text:class-names="" text:cond-style-name=""><text:span text:style-name="a430" text:class-names="">Suveranitatea regală</text:span></text:p>
              </text:list-item>
            </text:list>
            <text:list text:style-name="a435">
              <text:list-item>
                <text:p text:style-name="a434" text:class-names="" text:cond-style-name=""><text:span text:style-name="a433" text:class-names="">Într-un regim monarhic, suveranitatea aparține regelui. În acest tip de regim, oamenii păstrează o oarecare putere de liberă exprimare (vezi în Franța rolul Stărilor generale).</text:span></text:p>
              </text:list-item>
            </text:list>
            <text:list text:style-name="a442">
              <text:list-item>
                <text:p text:style-name="a441" text:class-names="" text:cond-style-name=""><text:span text:style-name="a436" text:class-names="">De fapt, majoritatea regimurilor monarhice sunt, în fapt, de drept divin. Prin aceste două forme ale suveranității erau contrapuse<text:s text:c="1"/></text:span><text:span text:style-name="a437" text:class-names="">puterea spirituală<text:s text:c="1"/></text:span><text:span text:style-name="a438" text:class-names="">și<text:s text:c="1"/></text:span><text:span text:style-name="a439" text:class-names="">puterea temporală</text:span><text:span text:style-name="a440" text:class-names="">. Spre exemplu, Papa deținea ambele puteri, prima asupra Bisericii (comunitatea de credincioși), iar a doua în calitate de șef politic era limitată la țările sale. În schimb, regii nu dețineau decât puterea temporală asupra supușilor săi.</text:span></text:p>
              </text:list-item>
            </text:list>
          </draw:text-box>
          <svg:title/>
          <svg:desc/>
        </draw:frame>
      </draw:page>
      <draw:page draw:name="Slide36" draw:style-name="a444" draw:master-page-name="Master1-Layout2-obj-Titlu-și-conținut" presentation:presentation-page-layout-name="Master1-PPL2" draw:id="Slide-291">
        <draw:frame draw:id="id72" presentation:style-name="a448" draw:name="Titlu 1" svg:x="0.1746in" svg:y="0in" svg:width="12.98413in" svg:height="1.44965in" presentation:class="title" presentation:placeholder="false">
          <draw:text-box>
            <text:p text:style-name="a447" text:class-names="" text:cond-style-name=""><text:span text:style-name="a445" text:class-names=""><text:line-break/></text:span><text:span text:style-name="a446" text:class-names="">Suveranitatea populară și suveranitatea națională<text:line-break/></text:span></text:p>
          </draw:text-box>
          <svg:title/>
          <svg:desc/>
        </draw:frame>
        <draw:frame draw:id="id73" presentation:style-name="a474" draw:name="Substituent conținut 2" svg:x="0.28571in" svg:y="1.44965in" svg:width="12.87302in" svg:height="5.30556in" presentation:class="outline" presentation:placeholder="false">
          <draw:text-box>
            <text:list text:style-name="a452">
              <text:list-item>
                <text:p text:style-name="a451" text:class-names="" text:cond-style-name=""><text:span text:style-name="a449" text:class-names="">Suveranitatea populară<text:s text:c="1"/></text:span><text:span text:style-name="a450" text:class-names="">a fost definită inițial de J.-J. Rousseau în cartea sa „Contractul social”(1762).</text:span></text:p>
              </text:list-item>
            </text:list>
            <text:list text:style-name="a455">
              <text:list-item>
                <text:p text:style-name="a454" text:class-names="" text:cond-style-name=""><text:span text:style-name="a453" text:class-names=""/></text:p>
              </text:list-item>
            </text:list>
            <text:list text:style-name="a458">
              <text:list-item>
                <text:p text:style-name="a457" text:class-names="" text:cond-style-name=""><text:span text:style-name="a456" text:class-names="">În această definiție fiecare cetățean deține o parte egală de suveranitate și aceasta este tradusă în mod tradițional printr-un regim de democrație directă (sau pur), deoarece nimeni nu poate fi deposedat de suveranitatea care este conferită prin naștere.<text:s text:c="1"/></text:span></text:p>
              </text:list-item>
            </text:list>
            <text:list text:style-name="a465">
              <text:list-item>
                <text:p text:style-name="a464" text:class-names="" text:cond-style-name=""><text:span text:style-name="a459" text:class-names="">Suveranitatea populară se fondează pe popor, care presupune toți locuitorii unei țări. Pentru că nu pot exercita direct această suveranitate poporul va desemna agenții săi (funcționari aleși) care vor avea un<text:s text:c="1"/></text:span><text:span text:style-name="a460" text:class-names="">mandat imperativ</text:span><text:span text:style-name="a461" text:class-names="">: acești aleși vor fi obligați să pună în aplicare ceea ce a fost stabilit prin mandat, adică vor trebui să îndeplinească exact ceea ce le spun electorii lor. <text:s text:c="1"/>Aleșii au obligația de a acționa în interesul alegătorilor lor (și nu pentru interesul comun ca în cazul suveranității naționale), iar dacă nu fac acest lucru, pot fi revocați pentru că<text:s text:c="1"/></text:span><text:span text:style-name="a462" text:class-names="">voința populară<text:s text:c="1"/></text:span><text:span text:style-name="a463" text:class-names="">este inviolabilă.</text:span></text:p>
              </text:list-item>
            </text:list>
            <text:list text:style-name="a470">
              <text:list-item>
                <text:p text:style-name="a469" text:class-names="" text:cond-style-name=""><text:span text:style-name="a466" text:class-names="">Întrucât poporul nu pot face legi contrare intereselor sale, legea este în mod necesar justă: este<text:s text:c="1"/></text:span><text:span text:style-name="a467" text:class-names="">principiul primordialității legii</text:span><text:span text:style-name="a468" text:class-names="">.</text:span></text:p>
              </text:list-item>
            </text:list>
            <text:list text:style-name="a473">
              <text:list-item>
                <text:p text:style-name="a472" text:class-names="" text:cond-style-name=""><text:span text:style-name="a471" text:class-names=""/></text:p>
              </text:list-item>
            </text:list>
          </draw:text-box>
          <svg:title/>
          <svg:desc/>
        </draw:frame>
      </draw:page>
      <draw:page draw:name="Slide39" draw:style-name="a475" draw:master-page-name="Master1-Layout2-obj-Titlu-și-conținut" presentation:presentation-page-layout-name="Master1-PPL2" draw:id="Slide-294">
        <draw:frame draw:id="id74" presentation:style-name="a480" draw:name="Titlu 1" svg:x="0.67858in" svg:y="0.23736in" svg:width="12.46428in" svg:height="0.61905in" presentation:class="title" presentation:placeholder="false">
          <draw:text-box>
            <text:p text:style-name="a479" text:class-names="" text:cond-style-name=""><text:span text:style-name="a476" text:class-names=""><text:line-break/></text:span><text:span text:style-name="a477" text:class-names="">Suveranitatea populară și suveranitatea națională</text:span><text:span text:style-name="a478" text:class-names=""><text:line-break/></text:span></text:p>
          </draw:text-box>
          <svg:title/>
          <svg:desc/>
        </draw:frame>
        <draw:frame draw:id="id75" presentation:style-name="a501" draw:name="Substituent conținut 2" svg:x="0.22222in" svg:y="1.16269in" svg:width="12.92063in" svg:height="6.09995in" presentation:class="outline" presentation:placeholder="false">
          <draw:text-box>
            <text:list text:style-name="a483">
              <text:list-item>
                <text:p text:style-name="a482" text:class-names="" text:cond-style-name=""><text:span text:style-name="a481" text:class-names=""/></text:p>
              </text:list-item>
            </text:list>
            <text:list text:style-name="a491">
              <text:list-item>
                <text:p text:style-name="a490" text:class-names="" text:cond-style-name=""><text:span text:style-name="a484" text:class-names="">Suveranitatea națională<text:s text:c="1"/></text:span><text:span text:style-name="a485" text:class-names="">este un concept dezvoltat de abatele de Sieyès în<text:s text:c="1"/></text:span><text:span text:style-name="a486" text:class-names="">Ce este starea a treia? Qu'est-ce que le Tiers-État ?<text:s text:c="1"/></text:span><text:span text:style-name="a487" text:class-names="">(1789)</text:span><text:span text:style-name="a488" text:class-names=""><text:s text:c="1"/></text:span><text:span text:style-name="a489" text:class-names="">si se opune suveranității populare a lui Rousseau. Conform acestuia, suveranitatea aparține națiunii, o entitate abstractă și indivizibilă. Acesta este o comunitate fictivă, deoarece nu se limitează doar la cetățenii prezenți, ci include și pe cei din trecut și pe cei viitori fiind mai mare decât indivizii care o compun.</text:span></text:p>
              </text:list-item>
            </text:list>
            <text:list text:style-name="a494">
              <text:list-item>
                <text:p text:style-name="a493" text:class-names="" text:cond-style-name=""><text:span text:style-name="a492" text:class-names=""/></text:p>
              </text:list-item>
            </text:list>
            <text:list text:style-name="a500">
              <text:list-item>
                <text:p text:style-name="a499" text:class-names="" text:cond-style-name=""><text:span text:style-name="a495" text:class-names="">Suveranitatea națională este reflectată într-un regim reprezentativ, deoarece Națiunea nu poate guverna direct, fiind fictivă: prin urmare recurge la mandatari, deci la reprezentanți ce dețin un<text:s text:c="1"/></text:span><text:span text:style-name="a496" text:class-names="">mandat reprezentativ</text:span><text:span text:style-name="a497" text:class-names="">. Ei lucrează în interesul națiunii pe care fiecare o reprezintă în întregime. Națiunea fiind fictivă, nu poate exista control asupra lor; pentru a-i împiedica să-și abuzeze puterea, este necesar să se stabilească contra-puteri: separarea puterilor la nivel orizontal (prin funcție), și cea teritorială, precum federalism la nivel vertical (pe niveluri teritoriale).</text:span><text:span text:style-name="a498" text:class-names=""/></text:p>
              </text:list-item>
            </text:list>
          </draw:text-box>
          <svg:title/>
          <svg:desc/>
        </draw:frame>
      </draw:page>
      <draw:page draw:name="Slide30" draw:style-name="a502" draw:master-page-name="Master1-Layout2-obj-Titlu-și-conținut" presentation:presentation-page-layout-name="Master1-PPL2" draw:id="Slide-285">
        <draw:frame draw:id="id76" presentation:style-name="a505" draw:name="Titlu 1" svg:x="0.91667in" svg:y="0.39931in" svg:width="11.5in" svg:height="1.44965in" presentation:class="title" presentation:placeholder="false">
          <draw:text-box>
            <text:p text:style-name="a504" text:class-names="" text:cond-style-name=""><text:span text:style-name="a503" text:class-names="">Teorii privind originea statului</text:span></text:p>
          </draw:text-box>
          <svg:title/>
          <svg:desc/>
        </draw:frame>
        <draw:frame draw:id="id77" presentation:style-name="a531" draw:name="Substituent conținut 2" svg:x="0.91667in" svg:y="1.44828in" svg:width="11.5in" svg:height="5.30693in" presentation:class="outline" presentation:placeholder="false">
          <draw:text-box>
            <text:list text:style-name="a508">
              <text:list-item>
                <text:p text:style-name="a507" text:class-names="" text:cond-style-name=""><text:span text:style-name="a506" text:class-names=""/></text:p>
              </text:list-item>
            </text:list>
            <text:list text:style-name="a511">
              <text:list-item>
                <text:p text:style-name="a510" text:class-names="" text:cond-style-name=""><text:span text:style-name="a509" text:class-names="">Există două teorii principale despre originea statului:</text:span></text:p>
              </text:list-item>
            </text:list>
            <text:list text:style-name="a514">
              <text:list-item>
                <text:p text:style-name="a513" text:class-names="" text:cond-style-name=""><text:span text:style-name="a512" text:class-names=""/></text:p>
              </text:list-item>
            </text:list>
            <text:list text:style-name="a519">
              <text:list-item>
                <text:p text:style-name="a518" text:class-names="" text:cond-style-name=""><text:span text:style-name="a515" text:class-names=""><text:s text:c="2"/></text:span><text:span text:style-name="a516" text:class-names=""><text:s text:c="1"/>teoria contractului social</text:span><text:span text:style-name="a517" text:class-names=""><text:s text:c="1"/>(Hobbes, Locke, contractualismul lui Kant). Indivizii aderă de bună voie la o stare socială, deoarece o consideră avantajoasă (comparativ, de exemplu, cu o stare de natură hobbesiană fără reguli);</text:span></text:p>
              </text:list-item>
            </text:list>
            <text:list text:style-name="a524">
              <text:list-item>
                <text:p text:style-name="a523" text:class-names="" text:cond-style-name=""><text:span text:style-name="a520" text:class-names=""><text:s text:c="4"/></text:span><text:span text:style-name="a521" text:class-names="">teoria statului prădător<text:s text:c="1"/></text:span><text:span text:style-name="a522" text:class-names="">(Franz Oppenheimer, Mancur Olson, Randall Holcombe, Murray Rothbard). Statul este un instrument care servește la perpetuarea dominației unei părți a populației peste cealaltă prin intermediul monopolul forței. În timp ce teoria contractului social este o construcție posteriori („contractul” este de fapt o ficțiune juridică), teoria statului prădător ignoră posibilitatea unui stat bazat pe consimțământul unanim.<text:s text:c="1"/></text:span></text:p>
              </text:list-item>
            </text:list>
            <text:list text:style-name="a527">
              <text:list-item>
                <text:p text:style-name="a526" text:class-names="" text:cond-style-name=""><text:span text:style-name="a525" text:class-names=""/></text:p>
              </text:list-item>
            </text:list>
            <text:list text:style-name="a530">
              <text:list-item>
                <text:p text:style-name="a529" text:class-names="" text:cond-style-name=""><text:span text:style-name="a528" text:class-names=""/></text:p>
              </text:list-item>
            </text:list>
          </draw:text-box>
          <svg:title/>
          <svg:desc/>
        </draw:frame>
      </draw:page>
      <draw:page draw:name="Slide22" draw:style-name="a532" draw:master-page-name="Master1-Layout2-obj-Titlu-și-conținut" presentation:presentation-page-layout-name="Master1-PPL2" draw:id="Slide-277">
        <draw:frame draw:id="id78" presentation:style-name="a535" draw:name="Titlu 1" svg:x="0.91667in" svg:y="0.39931in" svg:width="11.5in" svg:height="1.44965in" presentation:class="title" presentation:placeholder="false">
          <draw:text-box>
            <text:p text:style-name="a534" text:class-names="" text:cond-style-name=""><text:span text:style-name="a533" text:class-names="">Teorii privind apariția statului</text:span></text:p>
          </draw:text-box>
          <svg:title/>
          <svg:desc/>
        </draw:frame>
        <draw:frame draw:id="id79" presentation:style-name="a548" draw:name="Substituent conținut 2" svg:x="0.91667in" svg:y="1.99653in" svg:width="11.5in" svg:height="4.75868in" presentation:class="outline" presentation:placeholder="false">
          <draw:text-box>
            <text:list text:style-name="a538">
              <text:list-item>
                <text:p text:style-name="a537" text:class-names="" text:cond-style-name=""><text:span text:style-name="a536" text:class-names="">Teoria marxistă – statul instrument de dominație de clasă<text:s text:c="1"/></text:span></text:p>
              </text:list-item>
            </text:list>
            <text:list text:style-name="a541">
              <text:list-item>
                <text:p text:style-name="a540" text:class-names="" text:cond-style-name=""><text:span text:style-name="a539" text:class-names="">Teoria liberală</text:span></text:p>
              </text:list-item>
            </text:list>
            <text:list text:style-name="a544">
              <text:list-item>
                <text:p text:style-name="a543" text:class-names="" text:cond-style-name=""><text:span text:style-name="a542" text:class-names="">Teoria conservatoare – neo-conservatorismul</text:span></text:p>
              </text:list-item>
            </text:list>
            <text:list text:style-name="a547">
              <text:list-item>
                <text:p text:style-name="a546" text:class-names="" text:cond-style-name=""><text:span text:style-name="a545" text:class-names=""/></text:p>
              </text:list-item>
            </text:list>
          </draw:text-box>
          <svg:title/>
          <svg:desc/>
        </draw:frame>
      </draw:page>
      <draw:page draw:name="Slide29" draw:style-name="a549" draw:master-page-name="Master1-Layout2-obj-Titlu-și-conținut" presentation:presentation-page-layout-name="Master1-PPL2" draw:id="Slide-284">
        <draw:frame draw:id="id80" presentation:style-name="a552" draw:name="Titlu 1" svg:x="0.91667in" svg:y="0.39931in" svg:width="11.5in" svg:height="1.44965in" presentation:class="title" presentation:placeholder="false">
          <draw:text-box>
            <text:p text:style-name="a551" text:class-names="" text:cond-style-name=""><text:span text:style-name="a550" text:class-names="">Teoria marxistă a statului</text:span></text:p>
          </draw:text-box>
          <svg:title/>
          <svg:desc/>
        </draw:frame>
        <draw:frame draw:id="id81" presentation:style-name="a567" draw:name="Substituent conținut 2" svg:x="0.91667in" svg:y="1.48276in" svg:width="11.5in" svg:height="5.74138in" presentation:class="outline" presentation:placeholder="false">
          <draw:text-box>
            <text:list text:style-name="a555">
              <text:list-item>
                <text:p text:style-name="a554" text:class-names="" text:cond-style-name=""><text:span text:style-name="a553" text:class-names="">Statul nu a existat întotdeauna.</text:span></text:p>
              </text:list-item>
            </text:list>
            <text:list text:style-name="a561">
              <text:list-item>
                <text:p text:style-name="a560" text:class-names="" text:cond-style-name=""><text:span text:style-name="a556" text:class-names="">Ideea că statul a existat în societatea primitivă are la origine confuzia între<text:s text:c="1"/></text:span><text:span text:style-name="a557" text:class-names="">stat și comunitate</text:span><text:span text:style-name="a558" text:class-names="">. Apariția statului presupune că exercitarea anumitor funcții este transferată de la comunitate către o parte a comunității.<text:s text:c="1"/></text:span><text:span text:style-name="a559" text:class-names="">De aceea statul are un caracter de clasă.</text:span></text:p>
              </text:list-item>
            </text:list>
            <text:list text:style-name="a566">
              <text:list-item>
                <text:p text:style-name="a565" text:class-names="" text:cond-style-name=""><text:span text:style-name="a562" text:class-names=""><text:line-break/><text:line-break/>Cu alte cuvinte, apariția statului este un produs al<text:s text:c="1"/></text:span><text:span text:style-name="a563" text:class-names="">diviziunii sociale a muncii</text:span><text:span text:style-name="a564" text:class-names="">. Atâta timp cât această diviziune socială a muncii este doar rudimentară, toți membrii societății ocupă practic toate funcțiile. Din momentul în care apare specializarea și diviziunea clasială apare și statul.</text:span></text:p>
              </text:list-item>
            </text:list>
          </draw:text-box>
          <svg:title/>
          <svg:desc/>
        </draw:frame>
      </draw:page>
      <draw:page draw:name="Slide31" draw:style-name="a568" draw:master-page-name="Master1-Layout2-obj-Titlu-și-conținut" presentation:presentation-page-layout-name="Master1-PPL2" draw:id="Slide-286">
        <draw:frame draw:id="id82" presentation:style-name="a572" draw:name="Titlu 1" svg:x="0.91667in" svg:y="0.39931in" svg:width="11.5in" svg:height="1.44965in" presentation:class="title" presentation:placeholder="false">
          <draw:text-box>
            <text:p text:style-name="a571" text:class-names="" text:cond-style-name=""><text:span text:style-name="a569" text:class-names="">Teoria liberală</text:span><text:span text:style-name="a570" text:class-names=""><text:line-break/></text:span></text:p>
          </draw:text-box>
          <svg:title/>
          <svg:desc/>
        </draw:frame>
        <draw:frame draw:id="id83" presentation:style-name="a599" draw:name="Substituent conținut 2" svg:x="0.91667in" svg:y="1.5in" svg:width="11.5in" svg:height="5.25521in" presentation:class="outline" presentation:placeholder="false">
          <draw:text-box>
            <text:list text:style-name="a575">
              <text:list-item>
                <text:p text:style-name="a574" text:class-names="" text:cond-style-name=""><text:span text:style-name="a573" text:class-names="">Statul este suma indivizilor care decid să acționeze colectiv.</text:span></text:p>
              </text:list-item>
            </text:list>
            <text:list text:style-name="a578">
              <text:list-item>
                <text:p text:style-name="a577" text:class-names="" text:cond-style-name=""><text:span text:style-name="a576" text:class-names="">Interesul colectiv este un interes individual comun pentru multe persoane.</text:span></text:p>
              </text:list-item>
            </text:list>
            <text:list text:style-name="a583">
              <text:list-item>
                <text:p text:style-name="a582" text:class-names="" text:cond-style-name=""><text:span text:style-name="a579" text:class-names="">Aceasta aserțiune se bazează pe<text:s text:c="1"/></text:span><text:span text:style-name="a580" text:class-names="">teoria optimului<text:s text:c="1"/></text:span><text:span text:style-name="a581" text:class-names="">a lui Vilferdo Pareto (1848-1923): interesul colectiv nu se poate opune interesului particular.</text:span></text:p>
              </text:list-item>
            </text:list>
            <text:list text:style-name="a587">
              <text:list-item>
                <text:p text:style-name="a586" text:class-names="" text:cond-style-name=""><text:span text:style-name="a584" text:class-names="">Teoria optimului paretian<text:s text:c="1"/></text:span><text:span text:style-name="a585" text:class-names="">presupune că nu există posibilitatea alocării <text:s text:c="1"/>resurselor astfel încât toți să beneficieze în mod egal.</text:span></text:p>
              </text:list-item>
            </text:list>
            <text:list text:style-name="a593">
              <text:list-item>
                <text:p text:style-name="a592" text:class-names="" text:cond-style-name=""><text:span text:style-name="a588" text:class-names="">Liberalismul clasic<text:s text:c="1"/></text:span><text:span text:style-name="a589" text:class-names="">afirmă că adevărata libertate presupune absența coerciției statului. De aceea promovează<text:s text:c="1"/></text:span><text:span text:style-name="a590" text:class-names="">laissez-faire</text:span><text:span text:style-name="a591" text:class-names="">-ul economic și se opune statului bunăstării.</text:span></text:p>
              </text:list-item>
            </text:list>
            <text:list text:style-name="a598">
              <text:list-item>
                <text:p text:style-name="a597" text:class-names="" text:cond-style-name=""><text:span text:style-name="a594" text:class-names=""><text:s text:c="1"/></text:span><text:span text:style-name="a595" text:class-names="">Liberalismul social<text:s text:c="1"/></text:span><text:span text:style-name="a596" text:class-names="">consideră că statul joacă un rol activ în promovarea libertății cetățenilor, în special prin asigurarea că aceștia sunt în stare bună de sănătate (asistență sanitară), educați (școala publică) și au resurse materiale decente (salariul minim).<text:s text:c="1"/></text:span></text:p>
              </text:list-item>
            </text:list>
          </draw:text-box>
          <svg:title/>
          <svg:desc/>
        </draw:frame>
      </draw:page>
      <draw:page draw:name="Slide40" draw:style-name="a600" draw:master-page-name="Master1-Layout2-obj-Titlu-și-conținut" presentation:presentation-page-layout-name="Master1-PPL2" draw:id="Slide-295">
        <draw:frame draw:id="id84" presentation:style-name="a603" draw:name="Titlu 1" svg:x="0.78969in" svg:y="0.01997in" svg:width="11.5in" svg:height="0.86892in" presentation:class="title" presentation:placeholder="false">
          <draw:text-box>
            <text:p text:style-name="a602" text:class-names="" text:cond-style-name=""><text:span text:style-name="a601" text:class-names="">Teoria conservatoare a statului</text:span></text:p>
          </draw:text-box>
          <svg:title/>
          <svg:desc/>
        </draw:frame>
        <draw:frame draw:id="id85" presentation:style-name="a634" draw:name="Substituent conținut 2" svg:x="0.28571in" svg:y="0.88889in" svg:width="12.13096in" svg:height="7.07936in" presentation:class="outline" presentation:placeholder="false">
          <draw:text-box>
            <text:list text:style-name="a610">
              <text:list-item>
                <text:p text:style-name="a609" text:class-names="" text:cond-style-name=""><text:span text:style-name="a604" text:class-names="">După cum sugerează și etimologia cuvântului (de la latinescul<text:s text:c="1"/></text:span><text:span text:style-name="a605" text:class-names="">conservare</text:span><text:span text:style-name="a606" text:class-names=""><text:s text:c="1"/>unde<text:s text:c="1"/></text:span><text:span text:style-name="a607" text:class-names="">servare</text:span><text:span text:style-name="a608" text:class-names=""><text:s text:c="1"/>înseamnă „a păstra, a păstra”), conservatorul este cel care apără valorile consacrate sau militează pentru restaurarea valorilor tradiționale. Spre deosebire de liberalism și socialism, acest tip de ideologie nu are un conținut specific, ci se caracterizează mai mult printr-o atitudine politică de neîncredere față de modernitate. Însă conservatorismul își schimbă conținutul în funcție de timp sau loc.</text:span></text:p>
              </text:list-item>
            </text:list>
            <text:list text:style-name="a613">
              <text:list-item>
                <text:p text:style-name="a612" text:class-names="" text:cond-style-name=""><text:span text:style-name="a611" text:class-names="">Fără să aibă o formă precisă teoria conservatoare a statului insistă pe asigurarea ordinii în virtutea tradiției.<text:s text:c="1"/></text:span></text:p>
              </text:list-item>
            </text:list>
            <text:list text:style-name="a616">
              <text:list-item>
                <text:p text:style-name="a615" text:class-names="" text:cond-style-name=""><text:span text:style-name="a614" text:class-names="">După Revoluția franceză conservatorismul a luat trei forme:<text:s text:c="1"/></text:span></text:p>
              </text:list-item>
            </text:list>
            <text:list text:style-name="a622">
              <text:list-item>
                <text:p text:style-name="a621" text:class-names="" text:cond-style-name=""><text:span text:style-name="a617" text:class-names="">Legitimismul</text:span><text:span text:style-name="a618" text:class-names="">: opus Revoluției franceză, acesta este un curent reacționar izvorât din<text:s text:c="1"/></text:span><text:span text:style-name="a619" text:class-names="">ultracismul<text:s text:c="1"/></text:span><text:span text:style-name="a620" text:class-names="">din 1789 (doctrina celor mai reacționari susținători ai regalității). Adepții acestui curent doreau să restaureze Vechiul Regimul; <text:s text:c="4"/></text:span></text:p>
              </text:list-item>
            </text:list>
            <text:list text:style-name="a626">
              <text:list-item>
                <text:p text:style-name="a625" text:class-names="" text:cond-style-name=""><text:span text:style-name="a623" text:class-names="">Orleanismul</text:span><text:span text:style-name="a624" text:class-names="">: deși monarhiști, orleaniștii recunoșteau realizările Revoluției și își asumau moștenirea liberală și parlamentară, dar cu o preferință pentru votul censitar.</text:span></text:p>
              </text:list-item>
            </text:list>
            <text:list text:style-name="a630">
              <text:list-item>
                <text:p text:style-name="a629" text:class-names="" text:cond-style-name=""><text:span text:style-name="a627" text:class-names="">Bonapartismul</text:span><text:span text:style-name="a628" text:class-names="">: pune la fundamentul puterii autoritatea suveranului și apelul direct la popor.<text:s text:c="1"/></text:span></text:p>
              </text:list-item>
            </text:list>
            <text:list text:style-name="a633">
              <text:list-item>
                <text:p text:style-name="a632" text:class-names="" text:cond-style-name=""><text:span text:style-name="a631" text:class-names="">În diferite forme aceste curente ideologice continuă să influențeze și astăzi termenii dezbaterii politice.</text:span></text:p>
              </text:list-item>
            </text:list>
          </draw:text-box>
          <svg:title/>
          <svg:desc/>
        </draw:frame>
      </draw:page>
      <draw:page draw:name="Slide7" draw:style-name="a635" draw:master-page-name="Master1-Layout2-obj-Titlu-și-conținut" presentation:presentation-page-layout-name="Master1-PPL2" draw:id="Slide-262">
        <draw:frame draw:id="id86" presentation:style-name="a638" draw:name="Titlu 1" svg:x="2.16667in" svg:y="0.30035in" svg:width="9in" svg:height="0.85094in" presentation:class="title" presentation:placeholder="false">
          <draw:text-box>
            <text:p text:style-name="a637" text:class-names="" text:cond-style-name=""><text:span text:style-name="a636" text:class-names="">Politica statului de drept</text:span></text:p>
          </draw:text-box>
          <svg:title/>
          <svg:desc/>
        </draw:frame>
        <draw:frame draw:id="id87" presentation:style-name="a677" draw:name="Substituent conținut 2" svg:x="0.34921in" svg:y="1.61239in" svg:width="11.96825in" svg:height="5.14146in" presentation:class="outline" presentation:placeholder="false">
          <draw:text-box>
            <text:list text:style-name="a641">
              <text:list-item>
                <text:p text:style-name="a640" text:class-names="" text:cond-style-name=""><text:span text:style-name="a639" text:class-names="">Statul de drept</text:span></text:p>
              </text:list-item>
            </text:list>
            <text:list text:style-name="a652">
              <text:list-item>
                <text:p text:style-name="a651" text:class-names="" text:cond-style-name=""><text:span text:style-name="a642" text:class-names="">Concept<text:s text:c="1"/></text:span><text:span text:style-name="a643" text:class-names="">juridic</text:span><text:span text:style-name="a644" text:class-names="">,<text:s text:c="1"/></text:span><text:span text:style-name="a645" text:class-names="">filosofic</text:span><text:span text:style-name="a646" text:class-names=""><text:s text:c="1"/>și<text:s text:c="1"/></text:span><text:span text:style-name="a647" text:class-names="">politic</text:span><text:span text:style-name="a648" text:class-names="">. Aceasta implică<text:s text:c="1"/></text:span><text:span text:style-name="a649" text:class-names="">întâietatea dreptului asupra puterii politice</text:span><text:span text:style-name="a650" text:class-names=""><text:s text:c="1"/>într-un stat. Astfel, atât guvernanții cât și guvernații se supun legii.<text:s text:c="1"/></text:span></text:p>
              </text:list-item>
            </text:list>
            <text:list text:style-name="a655">
              <text:list-item>
                <text:p text:style-name="a654" text:class-names="" text:cond-style-name=""><text:span text:style-name="a653" text:class-names=""/></text:p>
              </text:list-item>
            </text:list>
            <text:list text:style-name="a658">
              <text:list-item>
                <text:p text:style-name="a657" text:class-names="" text:cond-style-name=""><text:span text:style-name="a656" text:class-names="">Satul de drept este rezultatul unei politici publice, o politică juridică, care pune supremația legii și independența justiției înaintea suveranității (puterii).</text:span></text:p>
              </text:list-item>
            </text:list>
            <text:list text:style-name="a661">
              <text:list-item>
                <text:p text:style-name="a660" text:class-names="" text:cond-style-name=""><text:span text:style-name="a659" text:class-names=""><text:s text:c="1"/></text:span></text:p>
              </text:list-item>
            </text:list>
            <text:list text:style-name="a664">
              <text:list-item>
                <text:p text:style-name="a663" text:class-names="" text:cond-style-name=""><text:span text:style-name="a662" text:class-names="">Întrebarea esențială:</text:span></text:p>
              </text:list-item>
            </text:list>
            <text:list text:style-name="a667">
              <text:list-item>
                <text:p text:style-name="a666" text:class-names="" text:cond-style-name=""><text:span text:style-name="a665" text:class-names="">Care este relația statului <text:s text:c="1"/>(a puterii politice ) cu dreptul ?</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text:list text:style-name="a676">
              <text:list-item>
                <text:p text:style-name="a675" text:class-names="" text:cond-style-name=""><text:span text:style-name="a674" text:class-names=""/></text:p>
              </text:list-item>
            </text:list>
          </draw:text-box>
          <svg:title/>
          <svg:desc/>
        </draw:frame>
      </draw:page>
      <draw:page draw:name="Slide18" draw:style-name="a678" draw:master-page-name="Master1-Layout2-obj-Titlu-și-conținut" presentation:presentation-page-layout-name="Master1-PPL2" draw:id="Slide-273">
        <draw:frame draw:id="id88" presentation:style-name="a682" draw:name="Titlu 1" svg:x="2.16667in" svg:y="0.30035in" svg:width="9in" svg:height="0.85094in" presentation:class="title" presentation:placeholder="false">
          <draw:text-box>
            <text:p text:style-name="a681" text:class-names="" text:cond-style-name=""><text:span text:style-name="a679" text:class-names="">Tradiții privind statul de drept<text:line-break/></text:span><text:span text:style-name="a680" text:class-names=""/></text:p>
          </draw:text-box>
          <svg:title/>
          <svg:desc/>
        </draw:frame>
        <draw:frame draw:id="id89" presentation:style-name="a713" draw:name="Substituent conținut 2" svg:x="1.78423in" svg:y="1.15129in" svg:width="9.68612in" svg:height="5.54837in" presentation:class="outline" presentation:placeholder="false">
          <draw:text-box>
            <text:list text:style-name="a685">
              <text:list-item>
                <text:p text:style-name="a684" text:class-names="" text:cond-style-name=""><text:span text:style-name="a683" text:class-names="">Teoria dreptului natural</text:span></text:p>
              </text:list-item>
            </text:list>
            <text:list text:style-name="a688">
              <text:list-item>
                <text:p text:style-name="a687" text:class-names="" text:cond-style-name=""><text:span text:style-name="a686" text:class-names=""/></text:p>
              </text:list-item>
            </text:list>
            <text:list text:style-name="a691">
              <text:list-item>
                <text:p text:style-name="a690" text:class-names="" text:cond-style-name=""><text:span text:style-name="a689" text:class-names="">Separația puterilor în stat</text:span></text:p>
              </text:list-item>
            </text:list>
            <text:list text:style-name="a694">
              <text:list-item>
                <text:p text:style-name="a693" text:class-names="" text:cond-style-name=""><text:span text:style-name="a692" text:class-names="">John Locke, Montesquieu</text:span></text:p>
              </text:list-item>
            </text:list>
            <text:list text:style-name="a697">
              <text:list-item>
                <text:p text:style-name="a696" text:class-names="" text:cond-style-name=""><text:span text:style-name="a695" text:class-names=""/></text:p>
              </text:list-item>
            </text:list>
            <text:list text:style-name="a700">
              <text:list-item>
                <text:p text:style-name="a699" text:class-names="" text:cond-style-name=""><text:span text:style-name="a698" text:class-names=""/></text:p>
              </text:list-item>
            </text:list>
            <text:list text:style-name="a703">
              <text:list-item>
                <text:p text:style-name="a702" text:class-names="" text:cond-style-name=""><text:span text:style-name="a701" text:class-names="">Imperativul categoric kantian și drepturile omului</text:span></text:p>
              </text:list-item>
            </text:list>
            <text:list text:style-name="a706">
              <text:list-item>
                <text:p text:style-name="a705" text:class-names="" text:cond-style-name=""><text:span text:style-name="a704" text:class-names=""/></text:p>
              </text:list-item>
            </text:list>
            <text:list text:style-name="a709">
              <text:list-item>
                <text:p text:style-name="a708" text:class-names="" text:cond-style-name=""><text:span text:style-name="a707" text:class-names=""/></text:p>
              </text:list-item>
            </text:list>
            <text:list text:style-name="a712">
              <text:list-item>
                <text:p text:style-name="a711" text:class-names="" text:cond-style-name=""><text:span text:style-name="a710" text:class-names=""/></text:p>
              </text:list-item>
            </text:list>
          </draw:text-box>
          <svg:title/>
          <svg:desc/>
        </draw:frame>
      </draw:page>
      <draw:page draw:name="Slide23" draw:style-name="a714" draw:master-page-name="Master1-Layout2-obj-Titlu-și-conținut" presentation:presentation-page-layout-name="Master1-PPL2" draw:id="Slide-278">
        <draw:frame draw:id="id90" presentation:style-name="a717" draw:name="Titlu 1" svg:x="0.91667in" svg:y="0in" svg:width="11.5in" svg:height="1.25397in" presentation:class="title" presentation:placeholder="false">
          <draw:text-box>
            <text:p text:style-name="a716" text:class-names="" text:cond-style-name=""><text:span text:style-name="a715" text:class-names="">Teoria dreptului natural</text:span></text:p>
          </draw:text-box>
          <svg:title/>
          <svg:desc/>
        </draw:frame>
        <draw:frame draw:id="id91" presentation:style-name="a739" draw:name="Substituent conținut 2" svg:x="0.34921in" svg:y="1.06349in" svg:width="12.53968in" svg:height="5.69172in" presentation:class="outline" presentation:placeholder="false">
          <draw:text-box>
            <text:list text:style-name="a728">
              <text:list-item>
                <text:p text:style-name="a727" text:class-names="" text:cond-style-name=""><text:span text:style-name="a718" text:class-names="">Dreptul natural (</text:span><text:span text:style-name="a719" text:class-names="">jus naturale<text:s text:c="1"/></text:span><text:span text:style-name="a720" text:class-names="">în limba latină) reprezintă un set de concepții <text:s text:c="1"/>teoretice care valorizează natura omului și scopurile sale. Dreptul natural se opune<text:s text:c="1"/></text:span><text:span text:style-name="a721" text:class-names="">dreptului pozitiv</text:span><text:span text:style-name="a722" text:class-names=""><text:s text:c="1"/>și diferă de conceptul de<text:s text:c="1"/></text:span><text:span text:style-name="a723" text:class-names="">lege naturală</text:span><text:span text:style-name="a724" text:class-names="">. Dreptul natural diferă de<text:s text:c="1"/></text:span><text:span text:style-name="a725" text:class-names="">drepturile naturale</text:span><text:span text:style-name="a726" text:class-names="">: acestea se referă la drepturi individuale, cum ar fi drepturile omului. Drepturile naturale sunt drepturi derivate din o așa zisă natura umană, și, prin urmare sunt caracteristice oricui, indiferent de poziția socială, etnie, naționalitate sau de alte considerente.</text:span></text:p>
              </text:list-item>
            </text:list>
            <text:list text:style-name="a735">
              <text:list-item>
                <text:p text:style-name="a734" text:class-names="" text:cond-style-name=""><text:span text:style-name="a729" text:class-names="">Primele formulări ale conceptului dreptului natural provin de la<text:s text:c="1"/></text:span><text:span text:style-name="a730" text:class-names="">școala din Salamanca<text:s text:c="1"/></text:span><text:span text:style-name="a731" text:class-names="">(secolul al XVI-lea), mai apoi fiind reformulate de teoreticienii contractului social (Hobbes, Locke, Rousseau) pornind de la<text:s text:c="1"/></text:span><text:span text:style-name="a732" text:class-names="">starea naturală</text:span><text:span text:style-name="a733" text:class-names="">.</text:span></text:p>
              </text:list-item>
            </text:list>
            <text:list text:style-name="a738">
              <text:list-item>
                <text:p text:style-name="a737" text:class-names="" text:cond-style-name=""><text:span text:style-name="a736" text:class-names="">Teoreticienii și susținătorii conceptului de lege naturală sunt numite „jusnaturaliști“ și doctrina corespunzătoare „jusnaturalism.“</text:span></text:p>
              </text:list-item>
            </text:list>
          </draw:text-box>
          <svg:title/>
          <svg:desc/>
        </draw:frame>
      </draw:page>
      <draw:page draw:name="Slide41" draw:style-name="a740" draw:master-page-name="Master1-Layout2-obj-Titlu-și-conținut" presentation:presentation-page-layout-name="Master1-PPL2" draw:id="Slide-296">
        <draw:frame draw:id="id92" presentation:style-name="a743" draw:name="Titlu 1" svg:x="0.91667in" svg:y="0.16122in" svg:width="11.5in" svg:height="0.99752in" presentation:class="title" presentation:placeholder="false">
          <draw:text-box>
            <text:p text:style-name="a742" text:class-names="" text:cond-style-name=""><text:span text:style-name="a741" text:class-names="">Definirea dreptului natural</text:span></text:p>
          </draw:text-box>
          <svg:title/>
          <svg:desc/>
        </draw:frame>
        <draw:frame draw:id="id93" presentation:style-name="a756" draw:name="Substituent conținut 2" svg:x="0.35516in" svg:y="1.79018in" svg:width="12.62302in" svg:height="4.75868in" presentation:class="outline" presentation:placeholder="false">
          <draw:text-box>
            <text:list text:style-name="a746">
              <text:list-item>
                <text:p text:style-name="a745" text:class-names="" text:cond-style-name=""><text:span text:style-name="a744" text:class-names="">Dreptul natural are două accepțiuni ușor diferite:</text:span></text:p>
              </text:list-item>
            </text:list>
            <text:list text:style-name="a749">
              <text:list-item>
                <text:p text:style-name="a748" text:class-names="" text:cond-style-name=""><text:span text:style-name="a747" text:class-names=""/></text:p>
              </text:list-item>
            </text:list>
            <text:list text:style-name="a752">
              <text:list-item>
                <text:p text:style-name="a751" text:class-names="" text:cond-style-name=""><text:span text:style-name="a750" text:class-names=""><text:s text:c="1"/>căutarea a ceea ce este drept (just) printr-o analiză rațională și concretă a realităților sociale în contextul lor global, în funcție de o așa zisă finalitate a omului în univers;</text:span></text:p>
              </text:list-item>
            </text:list>
            <text:list text:style-name="a755">
              <text:list-item>
                <text:p text:style-name="a754" text:class-names="" text:cond-style-name=""><text:span text:style-name="a753" text:class-names=""><text:s text:c="1"/>principii imuabile, descoperite cu ajutorul rațiunii, care permit explicarea valorilor care reglementează conduita indivizilor admisă de dreptul <text:s text:c="1"/>obiectiv și care derivă din comportamentul „natural” (instinctiv) al oamenilor.</text:span></text:p>
              </text:list-item>
            </text:list>
          </draw:text-box>
          <svg:title/>
          <svg:desc/>
        </draw:frame>
      </draw:page>
      <draw:page draw:name="Slide24" draw:style-name="a757" draw:master-page-name="Master1-Layout2-obj-Titlu-și-conținut" presentation:presentation-page-layout-name="Master1-PPL2" draw:id="Slide-279">
        <draw:frame draw:id="id94" presentation:style-name="a762" draw:name="Titlu 1" svg:x="0.91667in" svg:y="0.39931in" svg:width="11.5in" svg:height="1.44965in" presentation:class="title" presentation:placeholder="false">
          <draw:text-box>
            <text:p text:style-name="a761" text:class-names="" text:cond-style-name=""><text:span text:style-name="a758" text:class-names="">Separația puterilor în stat</text:span><text:span text:style-name="a759" text:class-names=""><text:line-break/></text:span><text:span text:style-name="a760" text:class-names=""/></text:p>
          </draw:text-box>
          <svg:title/>
          <svg:desc/>
        </draw:frame>
        <draw:frame draw:id="id95" presentation:style-name="a771" draw:name="Substituent conținut 2" svg:x="0.91667in" svg:y="1.99653in" svg:width="11.5in" svg:height="4.75868in" presentation:class="outline" presentation:placeholder="false">
          <draw:text-box>
            <text:list text:style-name="a765">
              <text:list-item>
                <text:p text:style-name="a764" text:class-names="" text:cond-style-name=""><text:span text:style-name="a763" text:class-names="">Locke</text:span></text:p>
              </text:list-item>
            </text:list>
            <text:list text:style-name="a770">
              <text:list-item>
                <text:p text:style-name="a769" text:class-names="" text:cond-style-name=""><text:span text:style-name="a766" text:class-names="">Montequie</text:span><text:span text:style-name="a767" text:class-names="">u</text:span><text:span text:style-name="a768" text:class-names=""/></text:p>
              </text:list-item>
            </text:list>
          </draw:text-box>
          <svg:title/>
          <svg:desc/>
        </draw:frame>
      </draw:page>
      <draw:page draw:name="Slide25" draw:style-name="a772" draw:master-page-name="Master1-Layout2-obj-Titlu-și-conținut" presentation:presentation-page-layout-name="Master1-PPL2" draw:id="Slide-280">
        <draw:frame draw:id="id96" presentation:style-name="a777" draw:name="Titlu 1" svg:x="0.30159in" svg:y="-0.1245in" svg:width="12.28969in" svg:height="1.17212in" presentation:class="title" presentation:placeholder="false">
          <draw:text-box>
            <text:p text:style-name="a776" text:class-names="" text:cond-style-name=""><text:span text:style-name="a773" text:class-names=""><text:line-break/></text:span><text:span text:style-name="a774" text:class-names="">I<text:line-break/>Imperativul categoric kantian și drepturile omului<text:line-break/><text:line-break/></text:span><text:span text:style-name="a775" text:class-names=""/></text:p>
          </draw:text-box>
          <svg:title/>
          <svg:desc/>
        </draw:frame>
        <draw:frame draw:id="id97" presentation:style-name="a793" draw:name="Substituent conținut 2" svg:x="0.30159in" svg:y="1.31746in" svg:width="12.60317in" svg:height="5.43775in" presentation:class="outline" presentation:placeholder="false">
          <draw:text-box>
            <text:list text:style-name="a783">
              <text:list-item>
                <text:p text:style-name="a782" text:class-names="" text:cond-style-name=""><text:span text:style-name="a778" text:class-names="">Imperativul categoric<text:s text:c="1"/></text:span><text:span text:style-name="a779" text:class-names="">este un concept al filozofiei morale a lui Immanuel Kant. A fost pentru prima dată enunțat în 1785 în<text:s text:c="1"/></text:span><text:span text:style-name="a780" text:class-names="">Fundamentele metafizicii manierelor și va fi mai apoi<text:s text:c="1"/></text:span><text:span text:style-name="a781" text:class-names="">inclus în alte lucrări de etică ale autorului.<text:s text:c="1"/></text:span></text:p>
              </text:list-item>
            </text:list>
            <text:list text:style-name="a786">
              <text:list-item>
                <text:p text:style-name="a785" text:class-names="" text:cond-style-name=""><text:span text:style-name="a784" text:class-names=""><text:s text:c="1"/>„Acționează astfel încât să tratezi umanitatea, atât în persoana ta, cât și în toate celelalte ființe umane, întotdeauna și în același timp ca un scop și niciodată pur și simplu ca mijloc”.<text:s text:c="1"/></text:span></text:p>
              </text:list-item>
            </text:list>
            <text:list text:style-name="a789">
              <text:list-item>
                <text:p text:style-name="a788" text:class-names="" text:cond-style-name=""><text:span text:style-name="a787" text:class-names="">Drepturile omului traduc și realizează empiric imperativul categoric kantian. <text:s text:c="1"/></text:span></text:p>
              </text:list-item>
            </text:list>
            <text:list text:style-name="a792">
              <text:list-item>
                <text:p text:style-name="a791" text:class-names="" text:cond-style-name=""><text:span text:style-name="a790" text:class-names=""/></text:p>
              </text:list-item>
            </text:list>
          </draw:text-box>
          <svg:title/>
          <svg:desc/>
        </draw:frame>
      </draw:page>
      <draw:page draw:name="Slide20" draw:style-name="a794" draw:master-page-name="Master1-Layout2-obj-Titlu-și-conținut" presentation:presentation-page-layout-name="Master1-PPL2" draw:id="Slide-275">
        <draw:frame draw:id="id98" presentation:style-name="a799" draw:name="Titlu 1" svg:x="0.91667in" svg:y="0.39931in" svg:width="11.5in" svg:height="1.44965in" presentation:class="title" presentation:placeholder="false">
          <draw:text-box>
            <text:p text:style-name="a798" text:class-names="" text:cond-style-name=""><text:span text:style-name="a795" text:class-names="">Teoria contractului social</text:span><text:span text:style-name="a796" text:class-names=""><text:line-break/></text:span><text:span text:style-name="a797" text:class-names=""/></text:p>
          </draw:text-box>
          <svg:title/>
          <svg:desc/>
        </draw:frame>
        <draw:frame draw:id="id99" presentation:style-name="a821" draw:name="Substituent conținut 2" svg:x="0.91667in" svg:y="1.99653in" svg:width="11.5in" svg:height="4.75868in" presentation:class="outline" presentation:placeholder="false">
          <draw:text-box>
            <text:list text:style-name="a802">
              <text:list-item>
                <text:p text:style-name="a801" text:class-names="" text:cond-style-name=""><text:span text:style-name="a800" text:class-names="">Monarhomahii</text:span></text:p>
              </text:list-item>
            </text:list>
            <text:list text:style-name="a805">
              <text:list-item>
                <text:p text:style-name="a804" text:class-names="" text:cond-style-name=""><text:span text:style-name="a803" text:class-names="">Thomas Hobbes</text:span></text:p>
              </text:list-item>
            </text:list>
            <text:list text:style-name="a808">
              <text:list-item>
                <text:p text:style-name="a807" text:class-names="" text:cond-style-name=""><text:span text:style-name="a806" text:class-names="">John Locke<text:s text:c="1"/></text:span></text:p>
              </text:list-item>
            </text:list>
            <text:list text:style-name="a811">
              <text:list-item>
                <text:p text:style-name="a810" text:class-names="" text:cond-style-name=""><text:span text:style-name="a809" text:class-names="">Jean-Jacques Rousseau</text:span></text:p>
              </text:list-item>
            </text:list>
            <text:list text:style-name="a814">
              <text:list-item>
                <text:p text:style-name="a813" text:class-names="" text:cond-style-name=""><text:span text:style-name="a812" text:class-names="">Neo-contractualismul</text:span></text:p>
              </text:list-item>
            </text:list>
            <text:list text:style-name="a817">
              <text:list-item>
                <text:p text:style-name="a816" text:class-names="" text:cond-style-name=""><text:span text:style-name="a815" text:class-names="">John Rawls</text:span></text:p>
              </text:list-item>
            </text:list>
            <text:list text:style-name="a820">
              <text:list-item>
                <text:p text:style-name="a819" text:class-names="" text:cond-style-name=""><text:span text:style-name="a818" text:class-names=""/></text:p>
              </text:list-item>
            </text:list>
          </draw:text-box>
          <svg:title/>
          <svg:desc/>
        </draw:frame>
      </draw:page>
      <draw:page draw:name="Slide19" draw:style-name="a822" draw:master-page-name="Master1-Layout2-obj-Titlu-și-conținut" presentation:presentation-page-layout-name="Master1-PPL2" draw:id="Slide-274">
        <draw:frame draw:id="id100" presentation:style-name="a833" draw:name="Titlu 1" svg:x="0.91667in" svg:y="0.39931in" svg:width="11.5in" svg:height="1.44965in" presentation:class="title" presentation:placeholder="false">
          <draw:text-box>
            <text:p text:style-name="a832" text:class-names="" text:cond-style-name=""><text:span text:style-name="a823" text:class-names="">Rule</text:span><text:span text:style-name="a824" text:class-names=""><text:s text:c="1"/>of<text:s text:c="1"/></text:span><text:span text:style-name="a825" text:class-names="">law</text:span><text:span text:style-name="a826" text:class-names=""><text:s text:c="1"/>și<text:s text:c="1"/></text:span><text:span text:style-name="a827" text:class-names="">rule</text:span><text:span text:style-name="a828" text:class-names=""><text:s text:c="1"/></text:span><text:span text:style-name="a829" text:class-names="">by</text:span><text:span text:style-name="a830" text:class-names=""><text:s text:c="1"/></text:span><text:span text:style-name="a831" text:class-names="">law</text:span></text:p>
          </draw:text-box>
          <svg:title/>
          <svg:desc/>
        </draw:frame>
        <draw:frame draw:id="id101" presentation:style-name="a864" draw:name="Substituent conținut 2" svg:x="0.91667in" svg:y="1.99653in" svg:width="11.5in" svg:height="4.75868in" presentation:class="outline" presentation:placeholder="false">
          <draw:text-box>
            <text:list text:style-name="a850">
              <text:list-item>
                <text:p text:style-name="a849" text:class-names="" text:cond-style-name=""><text:span text:style-name="a834" text:class-names="">L'état</text:span><text:span text:style-name="a835" text:class-names=""><text:s text:c="1"/>de<text:s text:c="1"/></text:span><text:span text:style-name="a836" text:class-names="">droit</text:span><text:span text:style-name="a837" text:class-names=""><text:s text:c="1"/>- Rechtsstaat -<text:s text:c="1"/></text:span><text:span text:style-name="a838" text:class-names="">Rule</text:span><text:span text:style-name="a839" text:class-names=""><text:s text:c="1"/>of<text:s text:c="1"/></text:span><text:span text:style-name="a840" text:class-names="">law</text:span><text:span text:style-name="a841" text:class-names=""><text:s text:c="1"/></text:span><text:span text:style-name="a842" text:class-names="">și</text:span><text:span text:style-name="a843" text:class-names=""><text:s text:c="1"/></text:span><text:span text:style-name="a844" text:class-names="">rule</text:span><text:span text:style-name="a845" text:class-names=""><text:s text:c="1"/></text:span><text:span text:style-name="a846" text:class-names="">by</text:span><text:span text:style-name="a847" text:class-names=""><text:s text:c="1"/></text:span><text:span text:style-name="a848" text:class-names="">law</text:span></text:p>
              </text:list-item>
            </text:list>
            <text:list text:style-name="a854">
              <text:list-item>
                <text:p text:style-name="a853" text:class-names="" text:cond-style-name=""><text:span text:style-name="a851" text:class-names="">Principiul legalității și tradiția juridică continentală<text:s text:c="1"/></text:span><text:span text:style-name="a852" text:class-names="">dezvoltata în Europa pornind de la patrimoniul roman. Juriștii continentali consideră dreptul ca pe un sistem, în timp ce juriștii Common Law consideră că legea este doar o colecție de răspunsuri pragmatice la diferite probleme sociale.</text:span></text:p>
              </text:list-item>
            </text:list>
            <text:list text:style-name="a860">
              <text:list-item>
                <text:p text:style-name="a859" text:class-names="" text:cond-style-name=""><text:span text:style-name="a855" text:class-names="">Dreptul natural<text:s text:c="1"/></text:span><text:span text:style-name="a856" text:class-names="">este plasat deasupra<text:s text:c="1"/></text:span><text:span text:style-name="a857" text:class-names="">dreptului pozitiv.</text:span><text:span text:style-name="a858" text:class-names=""/></text:p>
              </text:list-item>
            </text:list>
            <text:list text:style-name="a863">
              <text:list-item>
                <text:p text:style-name="a862" text:class-names="" text:cond-style-name=""><text:span text:style-name="a861" text:class-names=""/></text:p>
              </text:list-item>
            </text:list>
          </draw:text-box>
          <svg:title/>
          <svg:desc/>
        </draw:frame>
      </draw:page>
      <draw:page draw:name="Slide14" draw:style-name="a865" draw:master-page-name="Master1-Layout2-obj-Titlu-și-conținut" presentation:presentation-page-layout-name="Master1-PPL2" draw:id="Slide-269">
        <draw:frame draw:id="id102" presentation:style-name="a868" draw:name="Titlu 1" svg:x="2.16667in" svg:y="0.12755in" svg:width="9in" svg:height="0.86624in" presentation:class="title" presentation:placeholder="false">
          <draw:text-box>
            <text:p text:style-name="a867" text:class-names="" text:cond-style-name=""><text:span text:style-name="a866" text:class-names="">Libertate individuală și stat de drept</text:span></text:p>
          </draw:text-box>
          <svg:title/>
          <svg:desc/>
        </draw:frame>
        <draw:frame draw:id="id103" presentation:style-name="a891" draw:name="Substituent conținut 2" svg:x="1.86298in" svg:y="0.99379in" svg:width="9.68612in" svg:height="6.06367in" presentation:class="outline" presentation:placeholder="false">
          <draw:text-box>
            <text:list text:style-name="a872">
              <text:list-item>
                <text:p text:style-name="a871" text:class-names="" text:cond-style-name=""><text:span text:style-name="a869" text:class-names="">Common Law<text:s text:c="1"/></text:span><text:span text:style-name="a870" text:class-names="">= sistem juridic ale cărui reguli sunt în principal adoptate de instanțele judecătorești ca deciziile individuale.<text:s text:c="1"/></text:span></text:p>
              </text:list-item>
            </text:list>
            <text:list text:style-name="a877">
              <text:list-item>
                <text:p text:style-name="a876" text:class-names="" text:cond-style-name=""><text:span text:style-name="a873" text:class-names="">Prin urmare,<text:s text:c="1"/></text:span><text:span text:style-name="a874" text:class-names="">jurisprudența este principala sursă de drept</text:span><text:span text:style-name="a875" text:class-names="">, iar regula precedentului cere judecătorilor să urmeze deciziile luate anterior de alte instanțe.</text:span></text:p>
              </text:list-item>
            </text:list>
            <text:list text:style-name="a880">
              <text:list-item>
                <text:p text:style-name="a879" text:class-names="" text:cond-style-name=""><text:span text:style-name="a878" text:class-names=""/></text:p>
              </text:list-item>
            </text:list>
            <text:list text:style-name="a884">
              <text:list-item>
                <text:p text:style-name="a883" text:class-names="" text:cond-style-name=""><text:span text:style-name="a881" text:class-names="">Rechtsstaat <text:s text:c="1"/></text:span><text:span text:style-name="a882" text:class-names="">Juriștii germani de la începutul secolului al XIX-lea (Robert von Mohl, Friedrich Julius Stahl, Rudolf von Gneist) opuneau statului de drept statul-jandarm .</text:span></text:p>
              </text:list-item>
            </text:list>
            <text:list text:style-name="a887">
              <text:list-item>
                <text:p text:style-name="a886" text:class-names="" text:cond-style-name=""><text:span text:style-name="a885" text:class-names="">Robert von Mohl – teoria liberală – statul trebuie să apere libertățile cetățenești</text:span></text:p>
              </text:list-item>
            </text:list>
            <text:list text:style-name="a890">
              <text:list-item>
                <text:p text:style-name="a889" text:class-names="" text:cond-style-name=""><text:span text:style-name="a888" text:class-names="">Friedrich Julius Stahl, teoria conservatoare <text:s text:c="1"/>- statul trebuie să asigure ordinea</text:span></text:p>
              </text:list-item>
            </text:list>
          </draw:text-box>
          <svg:title/>
          <svg:desc/>
        </draw:frame>
      </draw:page>
      <draw:page draw:name="Slide15" draw:style-name="a892" draw:master-page-name="Master1-Layout2-obj-Titlu-și-conținut" presentation:presentation-page-layout-name="Master1-PPL2" draw:id="Slide-270">
        <draw:frame draw:id="id104" presentation:style-name="a910" draw:name="Substituent conținut 2" svg:x="0.91666in" svg:y="1.75in" svg:width="11.73413in" svg:height="4.94965in" presentation:class="outline" presentation:placeholder="false">
          <draw:text-box>
            <text:list text:style-name="a895">
              <text:list-item>
                <text:list text:style-name="a895">
                  <text:list-item>
                    <text:p text:style-name="a894" text:class-names="" text:cond-style-name=""><text:span text:style-name="a893" text:class-names="">Teoria auto-limitării statului prin drept</text:span></text:p>
                  </text:list-item>
                </text:list>
              </text:list-item>
            </text:list>
            <text:list text:style-name="a898">
              <text:list-item>
                <text:list text:style-name="a898">
                  <text:list-item>
                    <text:p text:style-name="a897" text:class-names="" text:cond-style-name=""><text:span text:style-name="a896" text:class-names=""/></text:p>
                  </text:list-item>
                </text:list>
              </text:list-item>
            </text:list>
            <text:list text:style-name="a901">
              <text:list-item>
                <text:list text:style-name="a901">
                  <text:list-item>
                    <text:p text:style-name="a900" text:class-names="" text:cond-style-name=""><text:span text:style-name="a899" text:class-names="">Statul este anterior și de aceea superior dreptului.</text:span></text:p>
                  </text:list-item>
                </text:list>
              </text:list-item>
            </text:list>
            <text:list text:style-name="a906">
              <text:list-item>
                <text:list text:style-name="a906">
                  <text:list-item>
                    <text:p text:style-name="a905" text:class-names="" text:cond-style-name=""><text:span text:style-name="a902" text:class-names="">Statul suveran nu se poate supune unei alte voințe. Pe de altă parte, el își poate limita propria voință, atât în ceea ce privește subiecții săi, cât și față de celelalte state, cu care poate stabili relații diplomatice. Voința lui, atotputernică în principiu, îi impune obligația de a<text:s text:c="1"/></text:span><text:span text:style-name="a903" text:class-names="">respecta ordinea juridică<text:s text:c="1"/></text:span><text:span text:style-name="a904" text:class-names="">pe care a stabilit-o sau la a cărei apariție a contribuit, cu concursul altor voințe, să o stabilească.</text:span></text:p>
                  </text:list-item>
                </text:list>
              </text:list-item>
            </text:list>
            <text:list text:style-name="a909">
              <text:list-item>
                <text:p text:style-name="a908" text:class-names="" text:cond-style-name=""><text:span text:style-name="a907" text:class-names=""/></text:p>
              </text:list-item>
            </text:list>
          </draw:text-box>
          <svg:title/>
          <svg:desc/>
        </draw:frame>
        <draw:frame draw:id="id105" presentation:style-name="a913" draw:name="Titlu 1" svg:x="0.91667in" svg:y="0.39931in" svg:width="11.5in" svg:height="1.44965in" presentation:class="title" presentation:placeholder="false">
          <draw:text-box>
            <text:p text:style-name="a912" text:class-names="" text:cond-style-name=""><text:span text:style-name="a911" text:class-names="">Relația statului cu dreptul</text:span></text:p>
          </draw:text-box>
          <svg:title/>
          <svg:desc/>
        </draw:frame>
      </draw:page>
      <draw:page draw:name="Slide13" draw:style-name="a914" draw:master-page-name="Master1-Layout1-title-Diapozitiv-titlu" presentation:presentation-page-layout-name="Master1-PPL1" draw:id="Slide-268">
        <draw:frame draw:id="id106" presentation:style-name="a918" draw:name="Titlu 1" svg:x="2.25673in" svg:y="0.2063in" svg:width="8.5in" svg:height="0.86624in" presentation:class="title" presentation:placeholder="false">
          <draw:text-box>
            <text:p text:style-name="a917" text:class-names="" text:cond-style-name=""><text:span text:style-name="a915" text:class-names=""><text:line-break/></text:span><text:span text:style-name="a916" text:class-names="">Statul de drept la Hans Kelsen</text:span></text:p>
          </draw:text-box>
          <svg:title/>
          <svg:desc/>
        </draw:frame>
        <draw:frame draw:id="id107" presentation:style-name="a940" draw:name="Subtitlu 2" svg:x="2.25673in" svg:y="1.15129in" svg:width="8.74113in" svg:height="5.90617in" presentation:class="subtitle" presentation:placeholder="false">
          <draw:text-box>
            <text:p text:style-name="a921" text:class-names="" text:cond-style-name=""><text:span text:style-name="a919" text:class-names="">Statul este totuna cu dreptul</text:span><text:span text:style-name="a920" text:class-names="">. <text:s text:c="1"/>Deci nu anterior dreptului așa cum susținea teoria german a statului de drept. Ca urmare statul nu se autolimitează în raport cu dreptul.</text:span></text:p>
            <text:p text:style-name="a923" text:class-names="" text:cond-style-name=""><text:span text:style-name="a922" text:class-names=""/></text:p>
            <text:p text:style-name="a929" text:class-names="" text:cond-style-name=""><text:span text:style-name="a924" text:class-names="">Această doctrină juridică este expresia<text:s text:c="1"/></text:span><text:span text:style-name="a925" text:class-names="">teoriei ierarhiei normelor</text:span><text:span text:style-name="a926" text:class-names="">, combinată cu<text:s text:c="1"/></text:span><text:span text:style-name="a927" text:class-names="">separația puterilor<text:s text:c="1"/></text:span><text:span text:style-name="a928" text:class-names="">și respectarea drepturilor fundamentale.<text:s text:c="1"/></text:span></text:p>
            <text:p text:style-name="a931" text:class-names="" text:cond-style-name=""><text:span text:style-name="a930" text:class-names=""/></text:p>
            <text:p text:style-name="a933" text:class-names="" text:cond-style-name=""><text:span text:style-name="a932" text:class-names="">Juristul austriac Hans Kelsen a redefinit conceptul Rechtsstaat: „stat în care normele juridice sunt ierarhizate astfel încât puterea sa fie limitată“.<text:s text:c="1"/></text:span></text:p>
            <text:p text:style-name="a935" text:class-names="" text:cond-style-name=""><text:span text:style-name="a934" text:class-names=""/></text:p>
            <text:p text:style-name="a937" text:class-names="" text:cond-style-name=""><text:span text:style-name="a936" text:class-names="">În acest model, fiecare normă își derivă valabilitatea de la respectarea norme superioare..<text:s text:c="1"/></text:span></text:p>
            <text:p text:style-name="a939" text:class-names="" text:cond-style-name=""><text:span text:style-name="a938" text:class-names=""/></text:p>
          </draw:text-box>
          <svg:title/>
          <svg:desc/>
        </draw:frame>
      </draw:page>
      <draw:page draw:name="Slide16" draw:style-name="a941" draw:master-page-name="Master1-Layout2-obj-Titlu-și-conținut" presentation:presentation-page-layout-name="Master1-PPL2" draw:id="Slide-271">
        <draw:frame draw:id="id108" presentation:style-name="a944" draw:name="Titlu 1" svg:x="0.91667in" svg:y="0.39931in" svg:width="11.5in" svg:height="1.44965in" presentation:class="title" presentation:placeholder="false">
          <draw:text-box>
            <text:p text:style-name="a943" text:class-names="" text:cond-style-name=""><text:span text:style-name="a942" text:class-names="">Statul de drept și ierarhia normelor</text:span></text:p>
          </draw:text-box>
          <svg:title/>
          <svg:desc/>
        </draw:frame>
        <draw:frame draw:id="id109" presentation:style-name="a969" draw:name="Substituent conținut 2" svg:x="0.91667in" svg:y="1.99653in" svg:width="11.5in" svg:height="4.75868in" presentation:class="outline" presentation:placeholder="false">
          <draw:text-box>
            <text:list text:style-name="a947">
              <text:list-item>
                <text:p text:style-name="a946" text:class-names="" text:cond-style-name=""><text:span text:style-name="a945" text:class-names="">Norme constituționale</text:span></text:p>
              </text:list-item>
            </text:list>
            <text:list text:style-name="a950">
              <text:list-item>
                <text:p text:style-name="a949" text:class-names="" text:cond-style-name=""><text:span text:style-name="a948" text:class-names=""/></text:p>
              </text:list-item>
            </text:list>
            <text:list text:style-name="a953">
              <text:list-item>
                <text:p text:style-name="a952" text:class-names="" text:cond-style-name=""><text:span text:style-name="a951" text:class-names="">Legi</text:span></text:p>
              </text:list-item>
            </text:list>
            <text:list text:style-name="a956">
              <text:list-item>
                <text:p text:style-name="a955" text:class-names="" text:cond-style-name=""><text:span text:style-name="a954" text:class-names=""/></text:p>
              </text:list-item>
            </text:list>
            <text:list text:style-name="a959">
              <text:list-item>
                <text:p text:style-name="a958" text:class-names="" text:cond-style-name=""><text:span text:style-name="a957" text:class-names="">Metodologii<text:s text:c="1"/></text:span></text:p>
              </text:list-item>
            </text:list>
            <text:list text:style-name="a962">
              <text:list-item>
                <text:p text:style-name="a961" text:class-names="" text:cond-style-name=""><text:span text:style-name="a960" text:class-names="">de aplicare</text:span></text:p>
              </text:list-item>
            </text:list>
            <text:list text:style-name="a965">
              <text:list-item>
                <text:p text:style-name="a964" text:class-names="" text:cond-style-name=""><text:span text:style-name="a963" text:class-names=""/></text:p>
              </text:list-item>
            </text:list>
            <text:list text:style-name="a968">
              <text:list-item>
                <text:p text:style-name="a967" text:class-names="" text:cond-style-name=""><text:span text:style-name="a966" text:class-names="">Reglementări<text:s text:c="1"/></text:span></text:p>
              </text:list-item>
            </text:list>
          </draw:text-box>
          <svg:title/>
          <svg:desc/>
        </draw:frame>
        <draw:custom-shape svg:x="3.20171in" svg:y="2.17502in" svg:width="7.63864in" svg:height="4.33119in" draw:id="id110" draw:style-name="a972" draw:name="Triunghi isoscel 4">
          <svg:title/>
          <svg:desc/>
          <text:p text:style-name="a971" text:class-names="" text:cond-style-name=""><text:span text:style-name="a9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6.99836in" svg:y1="2.41127in" svg:x2="6.99836in" svg:y2="5.95497in" draw:id="id111" draw:style-name="a974" draw:name="Conector drept cu săgeată 6">
          <svg:title/>
          <svg:desc/>
        </draw:connector>
        <draw:connector draw:type="line" svg:x1="5.11137in" svg:y1="4.34061in" draw:start-shape="id110" draw:start-glue-point="5" svg:x2="8.93069in" svg:y2="4.34061in" draw:end-shape="id110" draw:end-glue-point="9" draw:id="id112" draw:style-name="a975" draw:name="Conector drept 12">
          <svg:title/>
          <svg:desc/>
        </draw:connector>
        <draw:connector draw:type="line" svg:x1="5.87918in" svg:y1="3.435in" svg:x2="8.1629in" svg:y2="3.51375in" draw:id="id113" draw:style-name="a976" draw:name="Conector drept 14">
          <svg:title/>
          <svg:desc/>
        </draw:connector>
        <draw:connector draw:type="line" svg:x1="2.85091in" svg:y1="2.17502in" svg:x2="2.85091in" svg:y2="2.72626in" draw:id="id114" draw:style-name="a978" draw:name="Conector drept cu săgeată 18">
          <svg:title/>
          <svg:desc/>
        </draw:connector>
        <draw:connector draw:type="line" svg:x1="4.38295in" svg:y1="5.04727in" svg:x2="9.65913in" svg:y2="5.20477in" draw:id="id115" draw:style-name="a979" draw:name="Conector drept 20">
          <svg:title/>
          <svg:desc/>
        </draw:connector>
        <draw:connector draw:type="line" svg:x1="2.88672in" svg:y1="3.15938in" svg:x2="2.88672in" svg:y2="3.71063in" draw:id="id116" draw:style-name="a981" draw:name="Conector drept cu săgeată 21">
          <svg:title/>
          <svg:desc/>
        </draw:connector>
        <draw:connector draw:type="line" svg:x1="2.79501in" svg:y1="4.57478in" svg:x2="2.79501in" svg:y2="5.12602in" draw:id="id117" draw:style-name="a983" draw:name="Conector drept cu săgeată 22">
          <svg:title/>
          <svg:desc/>
        </draw:connector>
      </draw:page>
      <draw:page draw:name="Slide17" draw:style-name="a984" draw:master-page-name="Master1-Layout2-obj-Titlu-și-conținut" presentation:presentation-page-layout-name="Master1-PPL2" draw:id="Slide-272">
        <draw:frame draw:id="id118" presentation:style-name="a987" draw:name="Titlu 1" svg:x="0.91667in" svg:y="0.39931in" svg:width="11.5in" svg:height="1.44965in" presentation:class="title" presentation:placeholder="false">
          <draw:text-box>
            <text:p text:style-name="a986" text:class-names="" text:cond-style-name=""><text:span text:style-name="a985" text:class-names="">Statul de drept</text:span></text:p>
          </draw:text-box>
          <svg:title/>
          <svg:desc/>
        </draw:frame>
        <draw:frame draw:id="id119" presentation:style-name="a1012" draw:name="Substituent conținut 2" svg:x="0.91667in" svg:y="1.99653in" svg:width="11.5in" svg:height="4.75868in" presentation:class="outline" presentation:placeholder="false">
          <draw:text-box>
            <text:list text:style-name="a990">
              <text:list-item>
                <text:p text:style-name="a989" text:class-names="" text:cond-style-name=""><text:span text:style-name="a988" text:class-names="">Statul de drept presupune:<text:s text:c="1"/></text:span></text:p>
              </text:list-item>
            </text:list>
            <text:list text:style-name="a993">
              <text:list-item>
                <text:p text:style-name="a992" text:class-names="" text:cond-style-name=""><text:span text:style-name="a991" text:class-names=""/></text:p>
              </text:list-item>
            </text:list>
            <text:list text:style-name="a996">
              <text:list-item>
                <text:p text:style-name="a995" text:class-names="" text:cond-style-name=""><text:span text:style-name="a994" text:class-names="">Respectul ierarhiei normelor</text:span></text:p>
              </text:list-item>
            </text:list>
            <text:list text:style-name="a999">
              <text:list-item>
                <text:p text:style-name="a998" text:class-names="" text:cond-style-name=""><text:span text:style-name="a997" text:class-names="">Guvernarea judecătorilor</text:span></text:p>
              </text:list-item>
            </text:list>
            <text:list text:style-name="a1002">
              <text:list-item>
                <text:p text:style-name="a1001" text:class-names="" text:cond-style-name=""><text:span text:style-name="a1000" text:class-names="">Independența justiției</text:span></text:p>
              </text:list-item>
            </text:list>
            <text:list text:style-name="a1005">
              <text:list-item>
                <text:p text:style-name="a1004" text:class-names="" text:cond-style-name=""><text:span text:style-name="a1003" text:class-names="">Egalitatea în fața dreptului</text:span></text:p>
              </text:list-item>
            </text:list>
            <text:list text:style-name="a1008">
              <text:list-item>
                <text:p text:style-name="a1007" text:class-names="" text:cond-style-name=""><text:span text:style-name="a1006" text:class-names="">Supremația drepturilor omului</text:span></text:p>
              </text:list-item>
            </text:list>
            <text:list text:style-name="a1011">
              <text:list-item>
                <text:p text:style-name="a1010" text:class-names="" text:cond-style-name=""><text:span text:style-name="a100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zitiv titlu">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u și conținu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ntet secțiu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uă tipuri de conținu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ți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Doar titlu">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Necompletat">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ținut cu legendă">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ine cu legendă">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ext vertical și titlu">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lu vertical și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973" svg:viewBox="0 0 20 30" svg:d="m10 0-10 30h20z"/>
    <draw:marker draw:name="a980" svg:viewBox="0 0 20 30" svg:d="m10 0-10 30h20z"/>
    <draw:marker draw:name="a977" svg:viewBox="0 0 20 30" svg:d="m10 0-10 30h20z"/>
    <draw:marker draw:name="a98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ă-Office" style:page-layout-name="pageLayout1" draw:style-name="a0">
      <draw:frame draw:id="id0" presentation:style-name="a3" draw:name="Substituent titlu 1" svg:x="0.91667in" svg:y="0.39931in" svg:width="11.5in" svg:height="1.44965in" presentation:class="title" presentation:placeholder="false">
        <draw:text-box>
          <text:p text:style-name="a2" text:class-names="" text:cond-style-name=""><text:span text:style-name="a1" text:class-names="">Faceți clic pentru a edita stilul de titlu coordonator</text:span></text:p>
        </draw:text-box>
        <svg:title/>
        <svg:desc/>
      </draw:frame>
      <draw:frame draw:id="id1" presentation:style-name="a19" draw:name="Substituent text 2" svg:x="0.91667in" svg:y="1.99653in" svg:width="11.5in" svg:height="4.75868in" presentation:class="outline" presentation:placeholder="false">
        <draw:text-box>
          <text:list text:style-name="a6">
            <text:list-item>
              <text:p text:style-name="a5" text:class-names="" text:cond-style-name=""><text:span text:style-name="a4" text:class-names="">Faceţi clic pentru a edita Master stiluri text</text:span></text:p>
            </text:list-item>
          </text:list>
          <text:list text:style-name="a9">
            <text:list-item>
              <text:list text:style-name="a9">
                <text:list-item>
                  <text:p text:style-name="a8" text:class-names="" text:cond-style-name=""><text:span text:style-name="a7" text:class-names="">al doilea nivel</text:span></text:p>
                </text:list-item>
              </text:list>
            </text:list-item>
          </text:list>
          <text:list text:style-name="a12">
            <text:list-item>
              <text:list text:style-name="a12">
                <text:list-item>
                  <text:list text:style-name="a12">
                    <text:list-item>
                      <text:p text:style-name="a11" text:class-names="" text:cond-style-name=""><text:span text:style-name="a10" text:class-names="">al treilea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al patrulea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al cincilea nivel</text:span></text:p>
                            </text:list-item>
                          </text:list>
                        </text:list-item>
                      </text:list>
                    </text:list-item>
                  </text:list>
                </text:list-item>
              </text:list>
            </text:list-item>
          </text:list>
        </draw:text-box>
        <svg:title/>
        <svg:desc/>
      </draw:frame>
      <draw:frame draw:id="id2" presentation:style-name="a23" draw:name="Substituent dată 3" svg:x="0.91667in" svg:y="6.95139in" svg:width="3in" svg:height="0.39931in" presentation:class="date-time" presentation:placeholder="false">
        <draw:text-box>
          <text:p text:style-name="a22" text:class-names="" text:cond-style-name=""><text:span text:style-name="a20" text:class-names=""><text:date text:fixed="false" style:data-style-name="a21">19.04.2021</text:date></text:span></text:p>
        </draw:text-box>
        <svg:title/>
        <svg:desc/>
      </draw:frame>
      <draw:frame draw:id="id3" presentation:style-name="a26" draw:name="Substituent subsol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ubstituent număr diapozitiv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zitiv-titlu" style:page-layout-name="pageLayout1" draw:style-name="a30">
      <draw:frame draw:id="id5" presentation:style-name="a33" draw:name="Titlu 1" svg:x="1.66667in" svg:y="1.22743in" svg:width="10in" svg:height="2.61111in" presentation:class="title" presentation:placeholder="false">
        <draw:text-box>
          <text:p text:style-name="a32" text:class-names="" text:cond-style-name=""><text:span text:style-name="a31" text:class-names="">Faceți clic pentru a edita stilul de titlu coordonator</text:span></text:p>
        </draw:text-box>
        <svg:title/>
        <svg:desc/>
      </draw:frame>
      <draw:frame draw:id="id6" presentation:style-name="a36" draw:name="Subtitlu 2" svg:x="1.66667in" svg:y="3.93924in" svg:width="10in" svg:height="1.81076in" presentation:class="subtitle" presentation:placeholder="false">
        <draw:text-box>
          <text:p text:style-name="a35" text:class-names="" text:cond-style-name=""><text:span text:style-name="a34" text:class-names="">Faceți clic pentru a edita stilul de subtitlu coordonator</text:span></text:p>
        </draw:text-box>
        <svg:title/>
        <svg:desc/>
      </draw:frame>
      <draw:frame draw:id="id7" presentation:style-name="a40" draw:name="Substituent dată 3" svg:x="0.91667in" svg:y="6.95139in" svg:width="3in" svg:height="0.39931in" presentation:class="date-time" presentation:placeholder="false">
        <draw:text-box>
          <text:p text:style-name="a39" text:class-names="" text:cond-style-name=""><text:span text:style-name="a37" text:class-names=""><text:date text:fixed="false" style:data-style-name="a38">19.04.2021</text:date></text:span></text:p>
        </draw:text-box>
        <svg:title/>
        <svg:desc/>
      </draw:frame>
      <draw:frame draw:id="id8" presentation:style-name="a43" draw:name="Substituent subsol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ubstituent număr diapozitiv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u-și-conținut" style:page-layout-name="pageLayout1" draw:style-name="a47">
      <draw:frame draw:id="id10" presentation:style-name="a50" draw:name="Titlu 1" svg:x="0.91667in" svg:y="0.39931in" svg:width="11.5in" svg:height="1.44965in" presentation:class="title" presentation:placeholder="false">
        <draw:text-box>
          <text:p text:style-name="a49" text:class-names="" text:cond-style-name=""><text:span text:style-name="a48" text:class-names="">Faceți clic pentru a edita stilul de titlu coordonator</text:span></text:p>
        </draw:text-box>
        <svg:title/>
        <svg:desc/>
      </draw:frame>
      <draw:frame draw:id="id11" presentation:style-name="a66" draw:name="Substituent conținut 2" svg:x="0.91667in" svg:y="1.99653in" svg:width="11.5in" svg:height="4.75868in" presentation:class="object" presentation:placeholder="false">
        <draw:text-box>
          <text:list text:style-name="a53">
            <text:list-item>
              <text:p text:style-name="a52" text:class-names="" text:cond-style-name=""><text:span text:style-name="a51" text:class-names="">Faceţi clic pentru a edita Master stiluri text</text:span></text:p>
            </text:list-item>
          </text:list>
          <text:list text:style-name="a56">
            <text:list-item>
              <text:list text:style-name="a56">
                <text:list-item>
                  <text:p text:style-name="a55" text:class-names="" text:cond-style-name=""><text:span text:style-name="a54" text:class-names="">al doilea nivel</text:span></text:p>
                </text:list-item>
              </text:list>
            </text:list-item>
          </text:list>
          <text:list text:style-name="a59">
            <text:list-item>
              <text:list text:style-name="a59">
                <text:list-item>
                  <text:list text:style-name="a59">
                    <text:list-item>
                      <text:p text:style-name="a58" text:class-names="" text:cond-style-name=""><text:span text:style-name="a57" text:class-names="">al treilea ni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al patrulea ni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al cincilea nivel</text:span></text:p>
                            </text:list-item>
                          </text:list>
                        </text:list-item>
                      </text:list>
                    </text:list-item>
                  </text:list>
                </text:list-item>
              </text:list>
            </text:list-item>
          </text:list>
        </draw:text-box>
        <svg:title/>
        <svg:desc/>
      </draw:frame>
      <draw:frame draw:id="id12" presentation:style-name="a70" draw:name="Substituent dată 3" svg:x="0.91667in" svg:y="6.95139in" svg:width="3in" svg:height="0.39931in" presentation:class="date-time" presentation:placeholder="false">
        <draw:text-box>
          <text:p text:style-name="a69" text:class-names="" text:cond-style-name=""><text:span text:style-name="a67" text:class-names=""><text:date text:fixed="false" style:data-style-name="a68">19.04.2021</text:date></text:span></text:p>
        </draw:text-box>
        <svg:title/>
        <svg:desc/>
      </draw:frame>
      <draw:frame draw:id="id13" presentation:style-name="a73" draw:name="Substituent subsol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ubstituent număr diapozitiv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Antet-secțiune" style:page-layout-name="pageLayout1" draw:style-name="a77">
      <draw:frame draw:id="id15" presentation:style-name="a80" draw:name="Titlu 1" svg:x="0.90972in" svg:y="1.86979in" svg:width="11.5in" svg:height="3.11979in" presentation:class="title" presentation:placeholder="false">
        <draw:text-box>
          <text:p text:style-name="a79" text:class-names="" text:cond-style-name=""><text:span text:style-name="a78" text:class-names="">Faceți clic pentru a edita stilul de titlu coordonator</text:span></text:p>
        </draw:text-box>
        <svg:title/>
        <svg:desc/>
      </draw:frame>
      <draw:frame draw:id="id16" presentation:style-name="a84" draw:name="Substituent text 2" svg:x="0.90972in" svg:y="5.0191in" svg:width="11.5in" svg:height="1.64062in" presentation:class="outline" presentation:placeholder="false">
        <draw:text-box>
          <text:list text:style-name="a83">
            <text:list-item>
              <text:p text:style-name="a82" text:class-names="" text:cond-style-name=""><text:span text:style-name="a81" text:class-names="">Faceţi clic pentru a edita Master stiluri text</text:span></text:p>
            </text:list-item>
          </text:list>
        </draw:text-box>
        <svg:title/>
        <svg:desc/>
      </draw:frame>
      <draw:frame draw:id="id17" presentation:style-name="a88" draw:name="Substituent dată 3" svg:x="0.91667in" svg:y="6.95139in" svg:width="3in" svg:height="0.39931in" presentation:class="date-time" presentation:placeholder="false">
        <draw:text-box>
          <text:p text:style-name="a87" text:class-names="" text:cond-style-name=""><text:span text:style-name="a85" text:class-names=""><text:date text:fixed="false" style:data-style-name="a86">19.04.2021</text:date></text:span></text:p>
        </draw:text-box>
        <svg:title/>
        <svg:desc/>
      </draw:frame>
      <draw:frame draw:id="id18" presentation:style-name="a91" draw:name="Substituent subsol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ubstituent număr diapozitiv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ouă-tipuri-de-conținut" style:page-layout-name="pageLayout1" draw:style-name="a95">
      <draw:frame draw:id="id20" presentation:style-name="a98" draw:name="Titlu 1" svg:x="0.91667in" svg:y="0.39931in" svg:width="11.5in" svg:height="1.44965in" presentation:class="title" presentation:placeholder="false">
        <draw:text-box>
          <text:p text:style-name="a97" text:class-names="" text:cond-style-name=""><text:span text:style-name="a96" text:class-names="">Faceți clic pentru a edita stilul de titlu coordonator</text:span></text:p>
        </draw:text-box>
        <svg:title/>
        <svg:desc/>
      </draw:frame>
      <draw:frame draw:id="id21" presentation:style-name="a114" draw:name="Substituent conținut 2" svg:x="0.91667in" svg:y="1.99653in" svg:width="5.66667in" svg:height="4.75868in" presentation:class="object" presentation:placeholder="false">
        <draw:text-box>
          <text:list text:style-name="a101">
            <text:list-item>
              <text:p text:style-name="a100" text:class-names="" text:cond-style-name=""><text:span text:style-name="a99" text:class-names="">Faceţi clic pentru a edita Master stiluri text</text:span></text:p>
            </text:list-item>
          </text:list>
          <text:list text:style-name="a104">
            <text:list-item>
              <text:list text:style-name="a104">
                <text:list-item>
                  <text:p text:style-name="a103" text:class-names="" text:cond-style-name=""><text:span text:style-name="a102" text:class-names="">al doilea nivel</text:span></text:p>
                </text:list-item>
              </text:list>
            </text:list-item>
          </text:list>
          <text:list text:style-name="a107">
            <text:list-item>
              <text:list text:style-name="a107">
                <text:list-item>
                  <text:list text:style-name="a107">
                    <text:list-item>
                      <text:p text:style-name="a106" text:class-names="" text:cond-style-name=""><text:span text:style-name="a105" text:class-names="">al treilea ni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al patrulea ni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al cincilea nivel</text:span></text:p>
                            </text:list-item>
                          </text:list>
                        </text:list-item>
                      </text:list>
                    </text:list-item>
                  </text:list>
                </text:list-item>
              </text:list>
            </text:list-item>
          </text:list>
        </draw:text-box>
        <svg:title/>
        <svg:desc/>
      </draw:frame>
      <draw:frame draw:id="id22" presentation:style-name="a130" draw:name="Substituent conținut 3" svg:x="6.75in" svg:y="1.99653in" svg:width="5.66667in" svg:height="4.75868in" presentation:class="object" presentation:placeholder="false">
        <draw:text-box>
          <text:list text:style-name="a117">
            <text:list-item>
              <text:p text:style-name="a116" text:class-names="" text:cond-style-name=""><text:span text:style-name="a115" text:class-names="">Faceţi clic pentru a edita Master stiluri text</text:span></text:p>
            </text:list-item>
          </text:list>
          <text:list text:style-name="a120">
            <text:list-item>
              <text:list text:style-name="a120">
                <text:list-item>
                  <text:p text:style-name="a119" text:class-names="" text:cond-style-name=""><text:span text:style-name="a118" text:class-names="">al doilea nivel</text:span></text:p>
                </text:list-item>
              </text:list>
            </text:list-item>
          </text:list>
          <text:list text:style-name="a123">
            <text:list-item>
              <text:list text:style-name="a123">
                <text:list-item>
                  <text:list text:style-name="a123">
                    <text:list-item>
                      <text:p text:style-name="a122" text:class-names="" text:cond-style-name=""><text:span text:style-name="a121" text:class-names="">al treilea ni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al patrulea ni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al cincilea nivel</text:span></text:p>
                            </text:list-item>
                          </text:list>
                        </text:list-item>
                      </text:list>
                    </text:list-item>
                  </text:list>
                </text:list-item>
              </text:list>
            </text:list-item>
          </text:list>
        </draw:text-box>
        <svg:title/>
        <svg:desc/>
      </draw:frame>
      <draw:frame draw:id="id23" presentation:style-name="a134" draw:name="Substituent dată 4" svg:x="0.91667in" svg:y="6.95139in" svg:width="3in" svg:height="0.39931in" presentation:class="date-time" presentation:placeholder="false">
        <draw:text-box>
          <text:p text:style-name="a133" text:class-names="" text:cond-style-name=""><text:span text:style-name="a131" text:class-names=""><text:date text:fixed="false" style:data-style-name="a132">19.04.2021</text:date></text:span></text:p>
        </draw:text-box>
        <svg:title/>
        <svg:desc/>
      </draw:frame>
      <draw:frame draw:id="id24" presentation:style-name="a137" draw:name="Substituent subsol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ubstituent număr diapozitiv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ție" style:page-layout-name="pageLayout1" draw:style-name="a141">
      <draw:frame draw:id="id26" presentation:style-name="a144" draw:name="Titlu 1" svg:x="0.9184in" svg:y="0.39931in" svg:width="11.5in" svg:height="1.44965in" presentation:class="title" presentation:placeholder="false">
        <draw:text-box>
          <text:p text:style-name="a143" text:class-names="" text:cond-style-name=""><text:span text:style-name="a142" text:class-names="">Faceți clic pentru a edita stilul de titlu coordonator</text:span></text:p>
        </draw:text-box>
        <svg:title/>
        <svg:desc/>
      </draw:frame>
      <draw:frame draw:id="id27" presentation:style-name="a148" draw:name="Substituent text 2" svg:x="0.9184in" svg:y="1.83854in" svg:width="5.64062in" svg:height="0.90104in" presentation:class="outline" presentation:placeholder="false">
        <draw:text-box>
          <text:list text:style-name="a147">
            <text:list-item>
              <text:p text:style-name="a146" text:class-names="" text:cond-style-name=""><text:span text:style-name="a145" text:class-names="">Faceţi clic pentru a edita Master stiluri text</text:span></text:p>
            </text:list-item>
          </text:list>
        </draw:text-box>
        <svg:title/>
        <svg:desc/>
      </draw:frame>
      <draw:frame draw:id="id28" presentation:style-name="a164" draw:name="Substituent conținut 3" svg:x="0.9184in" svg:y="2.73958in" svg:width="5.64062in" svg:height="4.02951in" presentation:class="object" presentation:placeholder="false">
        <draw:text-box>
          <text:list text:style-name="a151">
            <text:list-item>
              <text:p text:style-name="a150" text:class-names="" text:cond-style-name=""><text:span text:style-name="a149" text:class-names="">Faceţi clic pentru a edita Master stiluri text</text:span></text:p>
            </text:list-item>
          </text:list>
          <text:list text:style-name="a154">
            <text:list-item>
              <text:list text:style-name="a154">
                <text:list-item>
                  <text:p text:style-name="a153" text:class-names="" text:cond-style-name=""><text:span text:style-name="a152" text:class-names="">al doilea nivel</text:span></text:p>
                </text:list-item>
              </text:list>
            </text:list-item>
          </text:list>
          <text:list text:style-name="a157">
            <text:list-item>
              <text:list text:style-name="a157">
                <text:list-item>
                  <text:list text:style-name="a157">
                    <text:list-item>
                      <text:p text:style-name="a156" text:class-names="" text:cond-style-name=""><text:span text:style-name="a155" text:class-names="">al treilea ni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al patrulea ni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al cincilea nivel</text:span></text:p>
                            </text:list-item>
                          </text:list>
                        </text:list-item>
                      </text:list>
                    </text:list-item>
                  </text:list>
                </text:list-item>
              </text:list>
            </text:list-item>
          </text:list>
        </draw:text-box>
        <svg:title/>
        <svg:desc/>
      </draw:frame>
      <draw:frame draw:id="id29" presentation:style-name="a168" draw:name="Substituent text 4" svg:x="6.75in" svg:y="1.83854in" svg:width="5.6684in" svg:height="0.90104in" presentation:class="outline" presentation:placeholder="false">
        <draw:text-box>
          <text:list text:style-name="a167">
            <text:list-item>
              <text:p text:style-name="a166" text:class-names="" text:cond-style-name=""><text:span text:style-name="a165" text:class-names="">Faceţi clic pentru a edita Master stiluri text</text:span></text:p>
            </text:list-item>
          </text:list>
        </draw:text-box>
        <svg:title/>
        <svg:desc/>
      </draw:frame>
      <draw:frame draw:id="id30" presentation:style-name="a184" draw:name="Substituent conținut 5" svg:x="6.75in" svg:y="2.73958in" svg:width="5.6684in" svg:height="4.02951in" presentation:class="object" presentation:placeholder="false">
        <draw:text-box>
          <text:list text:style-name="a171">
            <text:list-item>
              <text:p text:style-name="a170" text:class-names="" text:cond-style-name=""><text:span text:style-name="a169" text:class-names="">Faceţi clic pentru a edita Master stiluri text</text:span></text:p>
            </text:list-item>
          </text:list>
          <text:list text:style-name="a174">
            <text:list-item>
              <text:list text:style-name="a174">
                <text:list-item>
                  <text:p text:style-name="a173" text:class-names="" text:cond-style-name=""><text:span text:style-name="a172" text:class-names="">al doilea nivel</text:span></text:p>
                </text:list-item>
              </text:list>
            </text:list-item>
          </text:list>
          <text:list text:style-name="a177">
            <text:list-item>
              <text:list text:style-name="a177">
                <text:list-item>
                  <text:list text:style-name="a177">
                    <text:list-item>
                      <text:p text:style-name="a176" text:class-names="" text:cond-style-name=""><text:span text:style-name="a175" text:class-names="">al treilea ni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al patrulea ni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al cincilea nivel</text:span></text:p>
                            </text:list-item>
                          </text:list>
                        </text:list-item>
                      </text:list>
                    </text:list-item>
                  </text:list>
                </text:list-item>
              </text:list>
            </text:list-item>
          </text:list>
        </draw:text-box>
        <svg:title/>
        <svg:desc/>
      </draw:frame>
      <draw:frame draw:id="id31" presentation:style-name="a188" draw:name="Substituent dată 6" svg:x="0.91667in" svg:y="6.95139in" svg:width="3in" svg:height="0.39931in" presentation:class="date-time" presentation:placeholder="false">
        <draw:text-box>
          <text:p text:style-name="a187" text:class-names="" text:cond-style-name=""><text:span text:style-name="a185" text:class-names=""><text:date text:fixed="false" style:data-style-name="a186">19.04.2021</text:date></text:span></text:p>
        </draw:text-box>
        <svg:title/>
        <svg:desc/>
      </draw:frame>
      <draw:frame draw:id="id32" presentation:style-name="a191" draw:name="Substituent subsol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ubstituent număr diapozitiv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Doar-titlu" style:page-layout-name="pageLayout1" draw:style-name="a195">
      <draw:frame draw:id="id34" presentation:style-name="a198" draw:name="Titlu 1" svg:x="0.91667in" svg:y="0.39931in" svg:width="11.5in" svg:height="1.44965in" presentation:class="title" presentation:placeholder="false">
        <draw:text-box>
          <text:p text:style-name="a197" text:class-names="" text:cond-style-name=""><text:span text:style-name="a196" text:class-names="">Faceți clic pentru a edita stilul de titlu coordonator</text:span></text:p>
        </draw:text-box>
        <svg:title/>
        <svg:desc/>
      </draw:frame>
      <draw:frame draw:id="id35" presentation:style-name="a202" draw:name="Substituent dată 2" svg:x="0.91667in" svg:y="6.95139in" svg:width="3in" svg:height="0.39931in" presentation:class="date-time" presentation:placeholder="false">
        <draw:text-box>
          <text:p text:style-name="a201" text:class-names="" text:cond-style-name=""><text:span text:style-name="a199" text:class-names=""><text:date text:fixed="false" style:data-style-name="a200">19.04.2021</text:date></text:span></text:p>
        </draw:text-box>
        <svg:title/>
        <svg:desc/>
      </draw:frame>
      <draw:frame draw:id="id36" presentation:style-name="a205" draw:name="Substituent subsol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ubstituent număr diapozitiv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Necompletat" style:page-layout-name="pageLayout1" draw:style-name="a209">
      <draw:frame draw:id="id38" presentation:style-name="a213" draw:name="Substituent dată 1" svg:x="0.91667in" svg:y="6.95139in" svg:width="3in" svg:height="0.39931in" presentation:class="date-time" presentation:placeholder="false">
        <draw:text-box>
          <text:p text:style-name="a212" text:class-names="" text:cond-style-name=""><text:span text:style-name="a210" text:class-names=""><text:date text:fixed="false" style:data-style-name="a211">19.04.2021</text:date></text:span></text:p>
        </draw:text-box>
        <svg:title/>
        <svg:desc/>
      </draw:frame>
      <draw:frame draw:id="id39" presentation:style-name="a216" draw:name="Substituent subsol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ubstituent număr diapozitiv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ținut-cu-legendă" style:page-layout-name="pageLayout1" draw:style-name="a220">
      <draw:frame draw:id="id41" presentation:style-name="a223" draw:name="Titlu 1" svg:x="0.9184in" svg:y="0.5in" svg:width="4.30035in" svg:height="1.75in" presentation:class="title" presentation:placeholder="false">
        <draw:text-box>
          <text:p text:style-name="a222" text:class-names="" text:cond-style-name=""><text:span text:style-name="a221" text:class-names="">Faceți clic pentru a edita stilul de titlu coordonator</text:span></text:p>
        </draw:text-box>
        <svg:title/>
        <svg:desc/>
      </draw:frame>
      <draw:frame draw:id="id42" presentation:style-name="a239" draw:name="Substituent conținut 2" svg:x="5.6684in" svg:y="1.07986in" svg:width="6.75in" svg:height="5.32986in" presentation:class="object" presentation:placeholder="false">
        <draw:text-box>
          <text:list text:style-name="a226">
            <text:list-item>
              <text:p text:style-name="a225" text:class-names="" text:cond-style-name=""><text:span text:style-name="a224" text:class-names="">Faceţi clic pentru a edita Master stiluri text</text:span></text:p>
            </text:list-item>
          </text:list>
          <text:list text:style-name="a229">
            <text:list-item>
              <text:list text:style-name="a229">
                <text:list-item>
                  <text:p text:style-name="a228" text:class-names="" text:cond-style-name=""><text:span text:style-name="a227" text:class-names="">al doilea nivel</text:span></text:p>
                </text:list-item>
              </text:list>
            </text:list-item>
          </text:list>
          <text:list text:style-name="a232">
            <text:list-item>
              <text:list text:style-name="a232">
                <text:list-item>
                  <text:list text:style-name="a232">
                    <text:list-item>
                      <text:p text:style-name="a231" text:class-names="" text:cond-style-name=""><text:span text:style-name="a230" text:class-names="">al treilea ni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al patrulea ni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al cincilea nivel</text:span></text:p>
                            </text:list-item>
                          </text:list>
                        </text:list-item>
                      </text:list>
                    </text:list-item>
                  </text:list>
                </text:list-item>
              </text:list>
            </text:list-item>
          </text:list>
        </draw:text-box>
        <svg:title/>
        <svg:desc/>
      </draw:frame>
      <draw:frame draw:id="id43" presentation:style-name="a243" draw:name="Substituent text 3" svg:x="0.9184in" svg:y="2.25in" svg:width="4.30035in" svg:height="4.1684in" presentation:class="outline" presentation:placeholder="false">
        <draw:text-box>
          <text:list text:style-name="a242">
            <text:list-item>
              <text:p text:style-name="a241" text:class-names="" text:cond-style-name=""><text:span text:style-name="a240" text:class-names="">Faceţi clic pentru a edita Master stiluri text</text:span></text:p>
            </text:list-item>
          </text:list>
        </draw:text-box>
        <svg:title/>
        <svg:desc/>
      </draw:frame>
      <draw:frame draw:id="id44" presentation:style-name="a247" draw:name="Substituent dată 4" svg:x="0.91667in" svg:y="6.95139in" svg:width="3in" svg:height="0.39931in" presentation:class="date-time" presentation:placeholder="false">
        <draw:text-box>
          <text:p text:style-name="a246" text:class-names="" text:cond-style-name=""><text:span text:style-name="a244" text:class-names=""><text:date text:fixed="false" style:data-style-name="a245">19.04.2021</text:date></text:span></text:p>
        </draw:text-box>
        <svg:title/>
        <svg:desc/>
      </draw:frame>
      <draw:frame draw:id="id45" presentation:style-name="a250" draw:name="Substituent subsol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ubstituent număr diapozitiv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ine-cu-legendă" style:page-layout-name="pageLayout1" draw:style-name="a254">
      <draw:frame draw:id="id47" presentation:style-name="a257" draw:name="Titlu 1" svg:x="0.9184in" svg:y="0.5in" svg:width="4.30035in" svg:height="1.75in" presentation:class="title" presentation:placeholder="false">
        <draw:text-box>
          <text:p text:style-name="a256" text:class-names="" text:cond-style-name=""><text:span text:style-name="a255" text:class-names="">Faceți clic pentru a edita stilul de titlu coordonator</text:span></text:p>
        </draw:text-box>
        <svg:title/>
        <svg:desc/>
      </draw:frame>
      <draw:frame draw:id="id48" presentation:style-name="a260" draw:name="Substituent imagin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Substituent text 3" svg:x="0.9184in" svg:y="2.25in" svg:width="4.30035in" svg:height="4.1684in" presentation:class="outline" presentation:placeholder="false">
        <draw:text-box>
          <text:list text:style-name="a263">
            <text:list-item>
              <text:p text:style-name="a262" text:class-names="" text:cond-style-name=""><text:span text:style-name="a261" text:class-names="">Faceţi clic pentru a edita Master stiluri text</text:span></text:p>
            </text:list-item>
          </text:list>
        </draw:text-box>
        <svg:title/>
        <svg:desc/>
      </draw:frame>
      <draw:frame draw:id="id50" presentation:style-name="a268" draw:name="Substituent dată 4" svg:x="0.91667in" svg:y="6.95139in" svg:width="3in" svg:height="0.39931in" presentation:class="date-time" presentation:placeholder="false">
        <draw:text-box>
          <text:p text:style-name="a267" text:class-names="" text:cond-style-name=""><text:span text:style-name="a265" text:class-names=""><text:date text:fixed="false" style:data-style-name="a266">19.04.2021</text:date></text:span></text:p>
        </draw:text-box>
        <svg:title/>
        <svg:desc/>
      </draw:frame>
      <draw:frame draw:id="id51" presentation:style-name="a271" draw:name="Substituent subsol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ubstituent număr diapozitiv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ext-vertical-și-titlu" style:page-layout-name="pageLayout1" draw:style-name="a275">
      <draw:frame draw:id="id53" presentation:style-name="a278" draw:name="Titlu 1" svg:x="0.91667in" svg:y="0.39931in" svg:width="11.5in" svg:height="1.44965in" presentation:class="title" presentation:placeholder="false">
        <draw:text-box>
          <text:p text:style-name="a277" text:class-names="" text:cond-style-name=""><text:span text:style-name="a276" text:class-names="">Faceți clic pentru a edita stilul de titlu coordonator</text:span></text:p>
        </draw:text-box>
        <svg:title/>
        <svg:desc/>
      </draw:frame>
      <draw:frame draw:id="id54" presentation:style-name="a294" draw:name="Substituent text vertical 2" svg:x="0.91667in" svg:y="1.99653in" svg:width="11.5in" svg:height="4.75868in" presentation:class="outline" presentation:placeholder="false">
        <draw:text-box>
          <text:list text:style-name="a281">
            <text:list-item>
              <text:p text:style-name="a280" text:class-names="" text:cond-style-name=""><text:span text:style-name="a279" text:class-names="">Faceţi clic pentru a edita Master stiluri text</text:span></text:p>
            </text:list-item>
          </text:list>
          <text:list text:style-name="a284">
            <text:list-item>
              <text:list text:style-name="a284">
                <text:list-item>
                  <text:p text:style-name="a283" text:class-names="" text:cond-style-name=""><text:span text:style-name="a282" text:class-names="">al doilea nivel</text:span></text:p>
                </text:list-item>
              </text:list>
            </text:list-item>
          </text:list>
          <text:list text:style-name="a287">
            <text:list-item>
              <text:list text:style-name="a287">
                <text:list-item>
                  <text:list text:style-name="a287">
                    <text:list-item>
                      <text:p text:style-name="a286" text:class-names="" text:cond-style-name=""><text:span text:style-name="a285" text:class-names="">al treilea ni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al patrulea ni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al cincilea nivel</text:span></text:p>
                            </text:list-item>
                          </text:list>
                        </text:list-item>
                      </text:list>
                    </text:list-item>
                  </text:list>
                </text:list-item>
              </text:list>
            </text:list-item>
          </text:list>
        </draw:text-box>
        <svg:title/>
        <svg:desc/>
      </draw:frame>
      <draw:frame draw:id="id55" presentation:style-name="a298" draw:name="Substituent dată 3" svg:x="0.91667in" svg:y="6.95139in" svg:width="3in" svg:height="0.39931in" presentation:class="date-time" presentation:placeholder="false">
        <draw:text-box>
          <text:p text:style-name="a297" text:class-names="" text:cond-style-name=""><text:span text:style-name="a295" text:class-names=""><text:date text:fixed="false" style:data-style-name="a296">19.04.2021</text:date></text:span></text:p>
        </draw:text-box>
        <svg:title/>
        <svg:desc/>
      </draw:frame>
      <draw:frame draw:id="id56" presentation:style-name="a301" draw:name="Substituent subsol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ubstituent număr diapozitiv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lu-vertical-și-text" style:page-layout-name="pageLayout1" draw:style-name="a305">
      <draw:frame draw:id="id58" presentation:style-name="a308" draw:name="Titlu vertical 1" svg:x="9.54167in" svg:y="0.39931in" svg:width="2.875in" svg:height="6.3559in" presentation:class="title" presentation:placeholder="false">
        <draw:text-box>
          <text:p text:style-name="a307" text:class-names="" text:cond-style-name=""><text:span text:style-name="a306" text:class-names="">Faceți clic pentru a edita stilul de titlu coordonator</text:span></text:p>
        </draw:text-box>
        <svg:title/>
        <svg:desc/>
      </draw:frame>
      <draw:frame draw:id="id59" presentation:style-name="a324" draw:name="Substituent text vertical 2" svg:x="0.91667in" svg:y="0.39931in" svg:width="8.45833in" svg:height="6.3559in" presentation:class="outline" presentation:placeholder="false">
        <draw:text-box>
          <text:list text:style-name="a311">
            <text:list-item>
              <text:p text:style-name="a310" text:class-names="" text:cond-style-name=""><text:span text:style-name="a309" text:class-names="">Faceţi clic pentru a edita Master stiluri text</text:span></text:p>
            </text:list-item>
          </text:list>
          <text:list text:style-name="a314">
            <text:list-item>
              <text:list text:style-name="a314">
                <text:list-item>
                  <text:p text:style-name="a313" text:class-names="" text:cond-style-name=""><text:span text:style-name="a312" text:class-names="">al doilea nivel</text:span></text:p>
                </text:list-item>
              </text:list>
            </text:list-item>
          </text:list>
          <text:list text:style-name="a317">
            <text:list-item>
              <text:list text:style-name="a317">
                <text:list-item>
                  <text:list text:style-name="a317">
                    <text:list-item>
                      <text:p text:style-name="a316" text:class-names="" text:cond-style-name=""><text:span text:style-name="a315" text:class-names="">al treilea ni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al patrulea ni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al cincilea nivel</text:span></text:p>
                            </text:list-item>
                          </text:list>
                        </text:list-item>
                      </text:list>
                    </text:list-item>
                  </text:list>
                </text:list-item>
              </text:list>
            </text:list-item>
          </text:list>
        </draw:text-box>
        <svg:title/>
        <svg:desc/>
      </draw:frame>
      <draw:frame draw:id="id60" presentation:style-name="a328" draw:name="Substituent dată 3" svg:x="0.91667in" svg:y="6.95139in" svg:width="3in" svg:height="0.39931in" presentation:class="date-time" presentation:placeholder="false">
        <draw:text-box>
          <text:p text:style-name="a327" text:class-names="" text:cond-style-name=""><text:span text:style-name="a325" text:class-names=""><text:date text:fixed="false" style:data-style-name="a326">19.04.2021</text:date></text:span></text:p>
        </draw:text-box>
        <svg:title/>
        <svg:desc/>
      </draw:frame>
      <draw:frame draw:id="id61" presentation:style-name="a331" draw:name="Substituent subsol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ubstituent număr diapozitiv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litica statului de drept</dc:title>
    <meta:initial-creator>Daniela</meta:initial-creator>
    <dc:creator>Cristian Pirvulescu</dc:creator>
    <meta:creation-date>2019-11-25T11:49:32Z</meta:creation-date>
    <dc:date>2021-04-19T14:00:51Z</dc:date>
    <meta:editing-cycles>9</meta:editing-cycles>
    <meta:editing-duration>PT22680S</meta:editing-duration>
    <meta:document-statistic meta:paragraph-count="145" meta:word-count="2292"/>
  </office:meta>
</office:document-meta>
</file>